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style:font-name="Liberation Serif" style:font-name-complex="Liberation Serif" fo:language="fr" fo:country="FR"/>
    </style:style>
    <style:style style:name="P2" style:parent-style-name="Normal" style:family="paragraph">
      <style:text-properties style:font-name-complex="Liberation Serif" fo:language="fr" fo:country="FR"/>
    </style:style>
    <style:style style:name="P3" style:parent-style-name="Normal" style:family="paragraph">
      <style:text-properties style:font-name-complex="Liberation Serif" fo:language="fr" fo:country="FR"/>
    </style:style>
    <style:style style:name="P4" style:parent-style-name="Paragraphedeliste" style:family="paragraph">
      <style:text-properties style:font-name-complex="Liberation Serif" fo:language="fr" fo:country="FR"/>
    </style:style>
    <style:style style:name="P5" style:parent-style-name="Paragraphedeliste" style:family="paragraph">
      <style:text-properties style:font-name-complex="Liberation Serif" fo:language="fr" fo:country="FR"/>
    </style:style>
    <style:style style:name="P6" style:parent-style-name="Paragraphedeliste" style:family="paragraph">
      <style:text-properties style:font-name-complex="Liberation Serif" fo:language="fr" fo:country="FR"/>
    </style:style>
    <style:style style:name="P7" style:parent-style-name="Normal" style:family="paragraph">
      <style:text-properties style:font-name-complex="Liberation Serif" fo:language="fr" fo:country="FR"/>
    </style:style>
    <style:style style:name="P8" style:parent-style-name="Normal" style:family="paragraph">
      <style:text-properties style:font-name-complex="Liberation Serif" fo:language="fr" fo:country="FR"/>
    </style:style>
    <style:style style:name="T9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Liberation Serif" style:font-name-complex="Liberation Serif" fo:language="fr" fo:country="FR"/>
    </style:style>
    <style:style style:name="T11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2" style:parent-style-name="Policepardéfaut" style:family="text">
      <style:text-properties style:font-name="Liberation Serif" style:font-name-complex="Liberation Serif" fo:language="fr" fo:country="FR"/>
    </style:style>
    <style:style style:name="T13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14" style:parent-style-name="Policepardéfaut" style:family="text">
      <style:text-properties style:font-name="Liberation Serif" style:font-name-complex="Liberation Serif" fo:language="fr" fo:country="FR"/>
    </style:style>
    <style:style style:name="T15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16" style:parent-style-name="Normal" style:family="paragraph">
      <style:text-properties style:font-name-complex="Liberation Serif" fo:language="fr" fo:country="FR"/>
    </style:style>
    <style:style style:name="P17" style:parent-style-name="Normal" style:family="paragraph">
      <style:text-properties style:font-name-complex="Liberation Serif" fo:language="fr" fo:country="FR"/>
    </style:style>
    <style:style style:name="P18" style:parent-style-name="Normal" style:family="paragraph">
      <style:text-properties style:font-name-complex="Liberation Serif" fo:language="fr" fo:country="FR"/>
    </style:style>
    <style:style style:name="P19" style:parent-style-name="Normal" style:family="paragraph">
      <style:text-properties style:font-name-complex="Liberation Serif" fo:language="fr" fo:country="FR"/>
    </style:style>
    <style:style style:name="T20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1" style:parent-style-name="Policepardéfaut" style:family="text">
      <style:text-properties style:font-name="Liberation Serif" style:font-name-complex="Liberation Serif" fo:language="fr" fo:country="FR"/>
    </style:style>
    <style:style style:name="T22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T23" style:parent-style-name="Policepardéfaut" style:family="text">
      <style:text-properties style:font-name="Liberation Serif" style:font-name-complex="Liberation Serif" fo:language="fr" fo:country="FR"/>
    </style:style>
    <style:style style:name="P24" style:parent-style-name="Normal" style:family="paragraph">
      <style:text-properties style:font-name-complex="Liberation Serif" fo:language="fr" fo:country="FR"/>
    </style:style>
    <style:style style:name="P25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6" style:parent-style-name="Normal" style:family="paragraph">
      <style:paragraph-properties fo:text-indent="0.4923in"/>
      <style:text-properties style:font-name-complex="Liberation Serif" fo:language="fr" fo:country="FR"/>
    </style:style>
    <style:style style:name="P27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8" style:parent-style-name="Normal" style:family="paragraph">
      <style:paragraph-properties fo:margin-left="0.4923in" fo:text-indent="0.4923in">
        <style:tab-stops/>
      </style:paragraph-properties>
      <style:text-properties style:font-name-complex="Liberation Serif" fo:language="fr" fo:country="FR"/>
    </style:style>
    <style:style style:name="P29" style:parent-style-name="Normal" style:family="paragraph">
      <style:paragraph-properties fo:margin-left="0.9847in" fo:text-indent="0.4923in">
        <style:tab-stops/>
      </style:paragraph-properties>
    </style:style>
    <style:style style:name="T30" style:parent-style-name="Policepardéfaut" style:family="text">
      <style:text-properties style:font-name-complex="Liberation Serif" fo:language="fr" fo:country="FR"/>
    </style:style>
    <style:style style:name="T31" style:parent-style-name="Policepardéfaut" style:family="text">
      <style:text-properties style:font-name-complex="Liberation Serif" style:text-position="sub 66.6%" fo:language="fr" fo:country="FR"/>
    </style:style>
    <style:style style:name="T32" style:parent-style-name="Policepardéfaut" style:family="text">
      <style:text-properties style:font-name-complex="Liberation Serif" fo:language="fr" fo:country="FR"/>
    </style:style>
    <style:style style:name="T33" style:parent-style-name="Policepardéfaut" style:family="text">
      <style:text-properties style:font-name-complex="Liberation Serif" style:text-position="sub 66.6%" fo:language="fr" fo:country="FR"/>
    </style:style>
    <style:style style:name="T34" style:parent-style-name="Policepardéfaut" style:family="text">
      <style:text-properties style:font-name-complex="Liberation Serif" fo:language="fr" fo:country="FR"/>
    </style:style>
    <style:style style:name="P35" style:parent-style-name="Normal" style:family="paragraph">
      <style:text-properties style:font-name-complex="Liberation Serif" fo:language="fr" fo:country="FR"/>
    </style:style>
    <style:style style:name="T36" style:parent-style-name="Policepardéfaut" style:family="text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37" style:parent-style-name="Normal" style:family="paragraph">
      <style:text-properties style:font-name-complex="Liberation Serif" fo:language="fr" fo:country="FR"/>
    </style:style>
    <style:style style:name="P38" style:parent-style-name="Normal" style:family="paragraph">
      <style:text-properties style:font-name-complex="Liberation Serif" fo:language="fr" fo:country="FR"/>
    </style:style>
    <style:style style:name="P39" style:parent-style-name="Normal" style:family="paragraph">
      <style:text-properties style:font-name-complex="Liberation Serif" fo:language="fr" fo:country="FR"/>
    </style:style>
    <style:style style:name="T40" style:parent-style-name="Policepardéfaut" style:family="text">
      <style:text-properties style:font-name-complex="Liberation Serif" fo:font-weight="bold" style:font-weight-asian="bold" style:font-weight-complex="bold" fo:font-style="italic" style:font-style-asian="italic" style:font-style-complex="italic" fo:language="fr" fo:country="FR"/>
    </style:style>
    <style:style style:name="T41" style:parent-style-name="Policepardéfaut" style:family="text">
      <style:text-properties style:font-name-complex="Liberation Serif" fo:language="fr" fo:country="FR"/>
    </style:style>
    <style:style style:name="P42" style:parent-style-name="Normal" style:family="paragraph">
      <style:text-properties style:font-name-complex="Liberation Serif" fo:language="fr" fo:country="FR"/>
    </style:style>
    <style:style style:name="P43" style:parent-style-name="Normal" style:family="paragraph">
      <style:text-properties style:font-name-complex="Liberation Serif" fo:language="fr" fo:country="FR"/>
    </style:style>
    <style:style style:name="P44" style:parent-style-name="Titre2" style:family="paragraph">
      <style:text-properties style:font-name="Liberation Serif" style:font-name-complex="Liberation Serif" fo:font-weight="bold" style:font-weight-asian="bold" style:font-weight-complex="bold" fo:language="fr" fo:country="FR"/>
    </style:style>
    <style:style style:name="P45" style:parent-style-name="Normal" style:family="paragraph">
      <style:text-properties style:font-name-complex="Liberation Serif" fo:language="fr" fo:country="FR"/>
    </style:style>
    <style:style style:name="T46" style:parent-style-name="Policepardéfaut" style:family="text">
      <style:text-properties style:font-name-complex="Liberation Serif" fo:language="fr" fo:country="FR"/>
    </style:style>
    <style:style style:name="T47" style:parent-style-name="Policepardéfaut" style:family="text">
      <style:text-properties style:font-name-complex="Liberation Serif" style:text-position="sub 66.6%" fo:language="fr" fo:country="FR"/>
    </style:style>
    <style:style style:name="T48" style:parent-style-name="Policepardéfaut" style:family="text">
      <style:text-properties style:font-name-complex="Liberation Serif" fo:language="fr" fo:country="FR"/>
    </style:style>
    <style:style style:name="T49" style:parent-style-name="Policepardéfaut" style:family="text">
      <style:text-properties style:font-name-complex="Liberation Serif" style:text-position="sub 66.6%" fo:language="fr" fo:country="FR"/>
    </style:style>
    <style:style style:name="T50" style:parent-style-name="Policepardéfaut" style:family="text">
      <style:text-properties style:font-name-complex="Liberation Serif" fo:language="fr" fo:country="FR"/>
    </style:style>
    <style:style style:name="T51" style:parent-style-name="Policepardéfaut" style:family="text">
      <style:text-properties style:font-name-complex="Liberation Serif" style:text-position="sub 66.6%" fo:language="fr" fo:country="FR"/>
    </style:style>
    <style:style style:name="T52" style:parent-style-name="Policepardéfaut" style:family="text">
      <style:text-properties style:font-name-complex="Liberation Serif" fo:language="fr" fo:country="FR"/>
    </style:style>
    <style:style style:name="T53" style:parent-style-name="Policepardéfaut" style:family="text">
      <style:text-properties style:font-name-complex="Liberation Serif" style:text-position="sub 66.6%" fo:language="fr" fo:country="FR"/>
    </style:style>
    <style:style style:name="T54" style:parent-style-name="Policepardéfaut" style:family="text">
      <style:text-properties style:font-name-complex="Liberation Serif" fo:language="fr" fo:country="FR"/>
    </style:style>
    <style:style style:name="T55" style:parent-style-name="Policepardéfaut" style:family="text">
      <style:text-properties style:font-name-complex="Liberation Serif" style:text-position="sub 66.6%" fo:language="fr" fo:country="FR"/>
    </style:style>
    <style:style style:name="T56" style:parent-style-name="Policepardéfaut" style:family="text">
      <style:text-properties style:font-name-complex="Liberation Serif" fo:language="fr" fo:country="FR"/>
    </style:style>
    <style:style style:name="T57" style:parent-style-name="Policepardéfaut" style:family="text">
      <style:text-properties style:font-name-complex="Liberation Serif" style:text-position="sub 66.6%" fo:language="fr" fo:country="FR"/>
    </style:style>
    <style:style style:name="T58" style:parent-style-name="Policepardéfaut" style:family="text">
      <style:text-properties style:font-name-complex="Liberation Serif" fo:language="fr" fo:country="FR"/>
    </style:style>
    <style:style style:name="P59" style:parent-style-name="Normal" style:family="paragraph">
      <style:text-properties style:font-name-complex="Liberation Serif" fo:language="fr" fo:country="FR"/>
    </style:style>
    <style:style style:name="T60" style:parent-style-name="Policepardéfaut" style:family="text">
      <style:text-properties style:font-name-complex="Liberation Serif" fo:language="fr" fo:country="FR"/>
    </style:style>
    <style:style style:name="T61" style:parent-style-name="Policepardéfaut" style:family="text">
      <style:text-properties style:font-name="Cambria Math" style:font-name-complex="Cambria Math" fo:language="fr" fo:country="FR"/>
    </style:style>
    <style:style style:name="T62" style:parent-style-name="Policepardéfaut" style:family="text">
      <style:text-properties style:font-name-complex="Liberation Serif" fo:language="fr" fo:country="FR"/>
    </style:style>
    <style:style style:name="T63" style:parent-style-name="Policepardéfaut" style:family="text">
      <style:text-properties style:font-name="Cambria Math" style:font-name-complex="Cambria Math" fo:language="fr" fo:country="FR"/>
    </style:style>
    <style:style style:name="P64" style:parent-style-name="Normal" style:family="paragraph">
      <style:text-properties style:font-name-complex="Liberation Serif" fo:language="fr" fo:country="FR"/>
    </style:style>
    <style:style style:name="P65" style:parent-style-name="Normal" style:family="paragraph">
      <style:paragraph-properties fo:text-indent="0.4923in"/>
      <style:text-properties style:font-name-complex="Liberation Serif" fo:language="fr" fo:country="FR"/>
    </style:style>
    <style:style style:name="P66" style:parent-style-name="Normal" style:family="paragraph">
      <style:text-properties style:font-name-complex="Liberation Serif" fo:language="fr" fo:country="FR"/>
    </style:style>
    <style:style style:name="P67" style:parent-style-name="Normal" style:family="paragraph">
      <style:paragraph-properties fo:margin-left="0.4923in" fo:text-indent="0.0416in">
        <style:tab-stops/>
      </style:paragraph-properties>
      <style:text-properties style:font-name-complex="Liberation Serif" fo:language="fr" fo:country="FR"/>
    </style:style>
    <style:style style:name="P68" style:parent-style-name="Normal" style:family="paragraph">
      <style:text-properties style:font-name-complex="Liberation Serif" fo:language="fr" fo:country="FR"/>
    </style:style>
    <style:style style:name="P69" style:parent-style-name="Normal" style:family="paragraph">
      <style:text-properties style:font-name-complex="Liberation Serif" fo:language="fr" fo:country="FR"/>
    </style:style>
    <style:style style:name="P70" style:parent-style-name="Normal" style:family="paragraph">
      <style:text-properties style:font-name-complex="Liberation Serif" fo:language="fr" fo:country="FR"/>
    </style:style>
    <style:style style:name="P71" style:parent-style-name="Normal" style:family="paragraph">
      <style:text-properties style:font-name-complex="Liberation Serif" fo:language="fr" fo:country="FR"/>
    </style:style>
    <style:style style:name="P72" style:parent-style-name="Normal" style:family="paragraph">
      <style:text-properties style:font-name-complex="Liberation Serif" fo:language="fr" fo:country="FR"/>
    </style:style>
    <style:style style:name="P73" style:parent-style-name="Normal" style:family="paragraph">
      <style:text-properties style:font-name-complex="Liberation Serif" fo:language="fr" fo:country="FR"/>
    </style:style>
    <style:style style:name="P74" style:parent-style-name="Normal" style:family="paragraph">
      <style:text-properties style:font-name-complex="Liberation Serif" fo:language="fr" fo:country="FR"/>
    </style:style>
    <style:style style:name="T75" style:parent-style-name="Policepardéfaut" style:family="text">
      <style:text-properties style:font-name-complex="Liberation Serif" fo:language="fr" fo:country="FR"/>
    </style:style>
    <style:style style:name="T76" style:parent-style-name="Policepardéfaut" style:family="text">
      <style:text-properties style:font-name="Cambria Math" style:font-name-complex="Cambria Math" fo:language="fr" fo:country="FR"/>
    </style:style>
    <style:style style:name="T77" style:parent-style-name="Policepardéfaut" style:family="text">
      <style:text-properties style:font-name-complex="Liberation Serif" fo:language="fr" fo:country="FR"/>
    </style:style>
    <style:style style:name="T78" style:parent-style-name="Policepardéfaut" style:family="text">
      <style:text-properties style:font-name="Cambria Math" style:font-name-complex="Cambria Math" fo:language="fr" fo:country="FR"/>
    </style:style>
    <style:style style:name="T79" style:parent-style-name="Policepardéfaut" style:family="text">
      <style:text-properties style:font-name-complex="Liberation Serif" fo:language="fr" fo:country="FR"/>
    </style:style>
    <style:style style:name="T80" style:parent-style-name="Policepardéfaut" style:family="text">
      <style:text-properties style:font-name="Cambria Math" style:font-name-complex="Cambria Math" fo:language="fr" fo:country="FR"/>
    </style:style>
    <style:style style:name="T81" style:parent-style-name="Policepardéfaut" style:family="text">
      <style:text-properties style:font-name-complex="Liberation Serif" fo:language="fr" fo:country="FR"/>
    </style:style>
    <style:style style:name="T82" style:parent-style-name="Policepardéfaut" style:family="text">
      <style:text-properties style:font-name="Cambria Math" style:font-name-complex="Cambria Math" fo:language="fr" fo:country="FR"/>
    </style:style>
    <style:style style:name="T83" style:parent-style-name="Policepardéfaut" style:family="text">
      <style:text-properties style:font-name-complex="Liberation Serif" fo:language="fr" fo:country="FR"/>
    </style:style>
    <style:style style:name="T84" style:parent-style-name="Policepardéfaut" style:family="text">
      <style:text-properties style:font-name-complex="Liberation Serif" fo:language="fr" fo:country="FR"/>
    </style:style>
    <style:style style:name="T85" style:parent-style-name="Policepardéfaut" style:family="text">
      <style:text-properties style:font-name="Cambria Math" style:font-name-complex="Cambria Math" fo:language="fr" fo:country="FR"/>
    </style:style>
    <style:style style:name="T86" style:parent-style-name="Policepardéfaut" style:family="text">
      <style:text-properties style:font-name-complex="Liberation Serif" fo:language="fr" fo:country="FR"/>
    </style:style>
    <style:style style:name="T87" style:parent-style-name="Policepardéfaut" style:family="text">
      <style:text-properties style:font-name="Cambria Math" style:font-name-complex="Cambria Math" fo:language="fr" fo:country="FR"/>
    </style:style>
    <style:style style:name="T88" style:parent-style-name="Policepardéfaut" style:family="text">
      <style:text-properties style:font-name-complex="Liberation Serif" fo:language="fr" fo:country="FR"/>
    </style:style>
    <style:style style:name="T89" style:parent-style-name="Policepardéfaut" style:family="text">
      <style:text-properties style:font-name="Cambria Math" style:font-name-complex="Cambria Math" fo:language="fr" fo:country="FR"/>
    </style:style>
    <style:style style:name="T90" style:parent-style-name="Policepardéfaut" style:family="text">
      <style:text-properties style:font-name-complex="Liberation Serif" fo:language="fr" fo:country="FR"/>
    </style:style>
    <style:style style:name="P91" style:parent-style-name="Normal" style:family="paragraph">
      <style:text-properties style:font-name-complex="Liberation Serif" fo:language="fr" fo:country="FR"/>
    </style:style>
    <style:style style:name="T92" style:parent-style-name="Policepardéfaut" style:family="text">
      <style:text-properties style:font-name-complex="Liberation Serif" fo:language="fr" fo:country="FR"/>
    </style:style>
    <style:style style:name="T93" style:parent-style-name="Policepardéfaut" style:family="text">
      <style:text-properties style:font-name-complex="Liberation Serif" style:text-position="sub 66.6%" fo:language="fr" fo:country="FR"/>
    </style:style>
    <style:style style:name="T94" style:parent-style-name="Policepardéfaut" style:family="text">
      <style:text-properties style:font-name-complex="Liberation Serif" fo:language="fr" fo:country="FR"/>
    </style:style>
    <style:style style:name="T95" style:parent-style-name="Policepardéfaut" style:family="text">
      <style:text-properties style:font-name-complex="Liberation Serif" style:text-position="sub 66.6%" fo:language="fr" fo:country="FR"/>
    </style:style>
    <style:style style:name="T96" style:parent-style-name="Policepardéfaut" style:family="text">
      <style:text-properties style:font-name-complex="Liberation Serif" fo:language="fr" fo:country="FR"/>
    </style:style>
    <style:style style:name="P97" style:parent-style-name="Normal" style:family="paragraph">
      <style:text-properties style:font-name-complex="Liberation Serif" fo:language="fr" fo:country="FR"/>
    </style:style>
    <style:style style:name="T98" style:parent-style-name="Policepardéfaut" style:family="text">
      <style:text-properties style:font-name-complex="Liberation Serif" fo:language="fr" fo:country="FR"/>
    </style:style>
    <style:style style:name="T99" style:parent-style-name="Policepardéfaut" style:family="text">
      <style:text-properties style:font-name-complex="Liberation Serif" fo:language="fr" fo:country="FR"/>
    </style:style>
    <style:style style:name="T100" style:parent-style-name="Policepardéfaut" style:family="text">
      <style:text-properties style:font-name-complex="Liberation Serif" style:text-position="sub 66.6%" fo:language="fr" fo:country="FR"/>
    </style:style>
    <style:style style:name="T101" style:parent-style-name="Policepardéfaut" style:family="text">
      <style:text-properties style:font-name-complex="Liberation Serif" fo:language="fr" fo:country="FR"/>
    </style:style>
    <style:style style:name="P102" style:parent-style-name="Normal" style:family="paragraph">
      <style:text-properties style:font-name-complex="Liberation Serif" fo:language="fr" fo:country="FR"/>
    </style:style>
    <style:style style:name="P103" style:parent-style-name="Normal" style:family="paragraph">
      <style:text-properties style:font-name-complex="Liberation Serif" fo:language="fr" fo:country="FR"/>
    </style:style>
    <style:style style:name="P104" style:parent-style-name="Normal" style:family="paragraph">
      <style:text-properties style:font-name-complex="Liberation Serif" fo:language="fr" fo:country="FR"/>
    </style:style>
    <style:style style:name="T105" style:parent-style-name="Policepardéfaut" style:family="text">
      <style:text-properties fo:font-weight="bold" style:font-weight-asian="bold" style:font-weight-complex="bold" fo:language="fr" fo:country="FR"/>
    </style:style>
    <style:style style:name="T106" style:parent-style-name="Policepardéfaut" style:family="text">
      <style:text-properties fo:language="fr" fo:country="FR"/>
    </style:style>
    <style:style style:name="T107" style:parent-style-name="Policepardéfaut" style:family="text">
      <style:text-properties fo:font-weight="bold" style:font-weight-asian="bold" style:font-weight-complex="bold" fo:language="fr" fo:country="FR"/>
    </style:style>
    <style:style style:name="T108" style:parent-style-name="Policepardéfaut" style:family="text">
      <style:text-properties fo:language="fr" fo:country="FR"/>
    </style:style>
    <style:style style:name="T10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0" style:parent-style-name="Policepardéfaut" style:family="text">
      <style:text-properties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3" style:parent-style-name="Policepardéfaut" style:family="text">
      <style:text-properties fo:language="fr" fo:country="FR"/>
    </style:style>
    <style:style style:name="T114" style:parent-style-name="Policepardéfaut" style:family="text">
      <style:text-properties fo:language="fr" fo:country="FR"/>
    </style:style>
    <style:style style:name="T11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fo:language="fr" fo:country="FR"/>
    </style:style>
    <style:style style:name="T11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fo:language="fr" fo:country="FR"/>
    </style:style>
    <style:style style:name="T12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2" style:parent-style-name="Policepardéfaut" style:family="text">
      <style:text-properties fo:language="fr" fo:country="FR"/>
    </style:style>
    <style:style style:name="T12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4" style:parent-style-name="Policepardéfaut" style:family="text">
      <style:text-properties fo:language="fr" fo:country="FR"/>
    </style:style>
    <style:style style:name="T12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6" style:parent-style-name="Policepardéfaut" style:family="text">
      <style:text-properties fo:language="fr" fo:country="FR"/>
    </style:style>
    <style:style style:name="T12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28" style:parent-style-name="Policepardéfaut" style:family="text">
      <style:text-properties fo:language="fr" fo:country="FR"/>
    </style:style>
    <style:style style:name="T129" style:parent-style-name="Policepardéfaut" style:family="text">
      <style:text-properties fo:language="fr" fo:country="FR"/>
    </style:style>
    <style:style style:name="T13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1" style:parent-style-name="Policepardéfaut" style:family="text">
      <style:text-properties fo:language="fr" fo:country="FR"/>
    </style:style>
    <style:style style:name="T13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37" style:parent-style-name="Policepardéfaut" style:family="text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Paragraphedeliste" style:family="paragraph">
      <style:text-properties fo:language="fr" fo:country="FR"/>
    </style:style>
    <style:style style:name="T141" style:parent-style-name="Policepardéfaut" style:family="text">
      <style:text-properties fo:language="fr" fo:country="FR"/>
    </style:style>
    <style:style style:name="P142" style:parent-style-name="Normal" style:family="paragraph">
      <style:text-properties fo:language="fr" fo:country="FR"/>
    </style:style>
    <style:style style:name="P143" style:parent-style-name="Paragraphedeliste" style:family="paragraph">
      <style:text-properties fo:language="fr" fo:country="FR"/>
    </style:style>
    <style:style style:name="P14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Paragraphedeliste" style:family="paragraph">
      <style:text-properties fo:language="fr" fo:country="FR"/>
    </style:style>
    <style:style style:name="P148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4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Paragraphedeliste" style:family="paragraph">
      <style:text-properties fo:language="fr" fo:country="FR"/>
    </style:style>
    <style:style style:name="P156" style:parent-style-name="Paragraphedeliste" style:family="paragraph">
      <style:paragraph-properties fo:text-align="start"/>
    </style:style>
    <style:style style:name="P157" style:parent-style-name="Normal" style:family="paragraph">
      <style:text-properties fo:language="fr" fo:country="FR"/>
    </style:style>
    <style:style style:name="P158" style:parent-style-name="Paragraphedeliste" style:family="paragraph">
      <style:text-properties fo:language="fr" fo:country="FR"/>
    </style:style>
    <style:style style:name="P15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62" style:parent-style-name="Normal" style:family="paragraph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Paragraphedeliste" style:family="paragraph">
      <style:text-properties fo:language="fr" fo:country="FR"/>
    </style:style>
    <style:style style:name="P166" style:parent-style-name="Paragraphedeliste" style:family="paragraph">
      <style:paragraph-properties fo:text-align="start"/>
    </style:style>
    <style:style style:name="P167" style:parent-style-name="Paragraphedeliste" style:family="paragraph">
      <style:text-properties fo:language="fr" fo:country="FR"/>
    </style:style>
    <style:style style:name="P168" style:parent-style-name="Paragraphedeliste" style:family="paragraph">
      <style:text-properties fo:language="fr" fo:country="FR"/>
    </style:style>
    <style:style style:name="P169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170" style:parent-style-name="Normal" style:family="paragraph">
      <style:paragraph-properties fo:text-indent="0.4923in"/>
      <style:text-properties fo:font-style="italic" style:font-style-asian="italic" style:font-style-complex="italic" fo:color="#333333" fo:language="fr" fo:country="FR"/>
    </style:style>
    <style:style style:name="T171" style:parent-style-name="Policepardéfaut" style:family="text">
      <style:text-properties style:font-name-complex="Liberation Serif" fo:color="#333333" fo:language="fr" fo:country="FR"/>
    </style:style>
    <style:style style:name="T172" style:parent-style-name="Policepardéfaut" style:family="text">
      <style:text-properties style:font-name-complex="Liberation Serif" fo:color="#333333" fo:language="fr" fo:country="FR"/>
    </style:style>
    <style:style style:name="T173" style:parent-style-name="Policepardéfaut" style:family="text">
      <style:text-properties style:font-name-complex="Liberation Serif" fo:font-style="italic" style:font-style-asian="italic" style:font-style-complex="italic" fo:color="#333333" fo:language="fr" fo:country="FR"/>
    </style:style>
    <style:style style:name="P174" style:parent-style-name="Normal" style:family="paragraph">
      <style:paragraph-properties fo:margin-left="1.477in">
        <style:tab-stops/>
      </style:paragraph-properties>
      <style:text-properties style:font-name-complex="Liberation Serif" fo:font-style="italic" style:font-style-asian="italic" style:font-style-complex="italic" fo:color="#333333" fo:language="fr" fo:country="FR"/>
    </style:style>
    <style:style style:name="P175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6" style:parent-style-name="Normal" style:family="paragraph">
      <style:text-properties style:font-name-complex="Liberation Serif" fo:font-style="italic" style:font-style-asian="italic" style:font-style-complex="italic" fo:color="#E7E6E6" fo:language="fr" fo:country="FR"/>
    </style:style>
    <style:style style:name="P177" style:parent-style-name="Titre2" style:family="paragraph">
      <style:text-properties fo:font-weight="bold" style:font-weight-asian="bold" style:font-weight-complex="bold" fo:language="fr" fo:country="FR"/>
    </style:style>
    <style:style style:name="T17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79" style:parent-style-name="Normal" style:family="paragraph">
      <style:text-properties fo:language="fr" fo:country="FR"/>
    </style:style>
    <style:style style:name="P180" style:parent-style-name="Normal" style:family="paragraph">
      <style:text-properties fo:language="fr" fo:country="FR"/>
    </style:style>
    <style:style style:name="P181" style:parent-style-name="Normal" style:family="paragraph">
      <style:text-properties fo:language="fr" fo:country="FR"/>
    </style:style>
    <style:style style:name="P182" style:parent-style-name="Normal" style:family="paragraph">
      <style:text-properties fo:language="fr" fo:country="FR"/>
    </style:style>
    <style:style style:name="T183" style:parent-style-name="Policepardéfaut" style:family="text">
      <style:text-properties fo:font-weight="bold" style:font-weight-asian="bold" style:font-weight-complex="bold" fo:language="fr" fo:country="FR"/>
    </style:style>
    <style:style style:name="P184" style:parent-style-name="Normal" style:family="paragraph">
      <style:text-properties fo:language="fr" fo:country="FR"/>
    </style:style>
    <style:style style:name="T185" style:parent-style-name="Policepardéfaut" style:family="text">
      <style:text-properties fo:language="fr" fo:country="FR"/>
    </style:style>
    <style:style style:name="T186" style:parent-style-name="Lienhypertexte" style:family="text">
      <style:text-properties fo:language="fr" fo:country="FR"/>
    </style:style>
    <style:style style:name="P187" style:parent-style-name="Normal" style:family="paragraph">
      <style:text-properties fo:language="fr" fo:country="FR"/>
    </style:style>
    <style:style style:name="P188" style:parent-style-name="Titre2" style:family="paragraph">
      <style:text-properties fo:language="fr" fo:country="FR"/>
    </style:style>
    <style:style style:name="P189" style:parent-style-name="Normal" style:family="paragraph">
      <style:text-properties fo:language="fr" fo:country="FR"/>
    </style:style>
    <style:style style:name="P190" style:parent-style-name="Normal" style:family="paragraph">
      <style:text-properties fo:language="fr" fo:country="FR"/>
    </style:style>
    <style:style style:name="P191" style:parent-style-name="Normal" style:family="paragraph">
      <style:text-properties fo:language="fr" fo:country="FR"/>
    </style:style>
    <style:style style:name="T19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93" style:parent-style-name="Normal" style:family="paragraph">
      <style:text-properties fo:language="fr" fo:country="FR"/>
    </style:style>
    <style:style style:name="TableColumn195" style:family="table-column">
      <style:table-column-properties style:column-width="0.9694in" style:use-optimal-column-width="false"/>
    </style:style>
    <style:style style:name="TableColumn196" style:family="table-column">
      <style:table-column-properties style:column-width="4.0097in" style:use-optimal-column-width="false"/>
    </style:style>
    <style:style style:name="TableColumn197" style:family="table-column">
      <style:table-column-properties style:column-width="1.9458in" style:use-optimal-column-width="false"/>
    </style:style>
    <style:style style:name="Table194" style:family="table">
      <style:table-properties style:width="6.92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Cell20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0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fo:color="#000000" fo:language="fr" fo:country="FR"/>
    </style:style>
    <style:style style:name="TableCell2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/>
      <style:text-properties fo:font-weight="bold" style:font-weight-asian="bold" style:font-weight-complex="bold" fo:color="#000000" fo:language="fr" fo:country="FR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15" style:family="table-cell">
      <style:table-cell-properties fo:border="0.0069in solid #666666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/>
      <style:text-properties fo:color="#000000" fo:language="fr" fo:country="FR"/>
    </style:style>
    <style:style style:name="TableCell217" style:family="table-cell">
      <style:table-cell-properties fo:border="0.0069in solid #666666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/>
      <style:text-properties fo:color="#000000" fo:language="fr" fo:country="FR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center"/>
      <style:text-properties fo:color="#000000" fo:language="fr" fo:country="FR"/>
    </style:style>
    <style:style style:name="TableCell2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fo:color="#000000" fo:language="fr" fo:country="FR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29" style:family="table-cell">
      <style:table-cell-properties fo:border="0.0069in solid #6666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fo:color="#000000" fo:language="fr" fo:country="FR"/>
    </style:style>
    <style:style style:name="TableCell231" style:family="table-cell">
      <style:table-cell-properties fo:border="0.0069in solid #66666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fo:color="#000000" fo:language="fr" fo:country="F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3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fo:color="#000000" fo:language="fr" fo:country="FR"/>
    </style:style>
    <style:style style:name="TableCell23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/>
      <style:text-properties fo:color="#000000" fo:language="fr" fo:country="F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43" style:family="table-cell">
      <style:table-cell-properties fo:border="0.0069in solid #66666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fo:color="#000000" fo:language="fr" fo:country="FR"/>
    </style:style>
    <style:style style:name="TableCell245" style:family="table-cell">
      <style:table-cell-properties fo:border="0.0069in solid #666666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fo:color="#000000" fo:language="fr" fo:country="FR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/>
      <style:text-properties fo:color="#000000" fo:language="fr" fo:country="FR"/>
    </style:style>
    <style:style style:name="TableCell2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3" style:parent-style-name="Normal" style:family="paragraph">
      <style:text-properties fo:color="#000000" fo:language="fr" fo:country="F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57" style:family="table-cell">
      <style:table-cell-properties fo:border="0.0069in solid #666666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/>
      <style:text-properties fo:color="#000000" fo:language="fr" fo:country="FR"/>
    </style:style>
    <style:style style:name="TableCell259" style:family="table-cell">
      <style:table-cell-properties fo:border="0.0069in solid #666666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/>
      <style:text-properties fo:color="#000000" fo:language="fr" fo:country="FR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6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/>
      <style:text-properties fo:color="#000000" fo:language="fr" fo:country="FR"/>
    </style:style>
    <style:style style:name="TableCell26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/>
      <style:text-properties fo:color="#000000" fo:language="fr" fo:country="FR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1" style:family="table-cell">
      <style:table-cell-properties fo:border="0.0069in solid #666666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fo:color="#000000" fo:language="fr" fo:country="FR"/>
    </style:style>
    <style:style style:name="TableCell273" style:family="table-cell">
      <style:table-cell-properties fo:border="0.0069in solid #666666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/>
      <style:text-properties fo:color="#000000" fo:language="fr" fo:country="FR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666666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language="fr" fo:country="FR"/>
    </style:style>
    <style:style style:name="TableCell27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/>
      <style:text-properties fo:color="#000000" fo:language="fr" fo:country="FR"/>
    </style:style>
    <style:style style:name="TableCell28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/>
      <style:text-properties fo:color="#000000" fo:language="fr" fo:country="FR"/>
    </style:style>
    <style:style style:name="P282" style:parent-style-name="Normal" style:family="paragraph">
      <style:text-properties fo:language="fr" fo:country="FR"/>
    </style:style>
    <style:style style:name="P283" style:parent-style-name="Normal" style:family="paragraph">
      <style:text-properties fo:language="fr" fo:country="FR"/>
    </style:style>
    <style:style style:name="P284" style:parent-style-name="Normal" style:family="paragraph">
      <style:text-properties fo:language="fr" fo:country="FR"/>
    </style:style>
    <style:style style:name="P285" style:parent-style-name="Normal" style:family="paragraph">
      <style:text-properties fo:language="fr" fo:country="FR"/>
    </style:style>
    <style:style style:name="P286" style:parent-style-name="Normal" style:family="paragraph">
      <style:text-properties fo:language="fr" fo:country="FR"/>
    </style:style>
    <style:style style:name="P287" style:parent-style-name="Normal" style:family="paragraph">
      <style:text-properties fo:language="fr" fo:country="FR"/>
    </style:style>
    <style:style style:name="P288" style:parent-style-name="Normal" style:family="paragraph">
      <style:text-properties fo:language="fr" fo:country="FR"/>
    </style:style>
    <style:style style:name="P289" style:parent-style-name="Normal" style:family="paragraph">
      <style:text-properties fo:language="fr" fo:country="FR"/>
    </style:style>
    <style:style style:name="P290" style:parent-style-name="Normal" style:family="paragraph">
      <style:text-properties fo:language="fr" fo:country="FR"/>
    </style:style>
    <style:style style:name="P291" style:parent-style-name="Normal" style:family="paragraph">
      <style:text-properties fo:language="fr" fo:country="FR"/>
    </style:style>
    <style:style style:name="P292" style:parent-style-name="Normal" style:family="paragraph">
      <style:text-properties fo:language="fr" fo:country="FR"/>
    </style:style>
    <style:style style:name="P293" style:parent-style-name="Titre2" style:family="paragraph">
      <style:text-properties fo:font-weight="bold" style:font-weight-asian="bold" style:font-weight-complex="bold" fo:language="fr" fo:country="FR"/>
    </style:style>
    <style:style style:name="P294" style:parent-style-name="Normal" style:family="paragraph">
      <style:text-properties fo:language="fr" fo:country="FR"/>
    </style:style>
    <style:style style:name="P295" style:parent-style-name="Normal" style:family="paragraph">
      <style:text-properties fo:language="fr" fo:country="FR"/>
    </style:style>
    <style:style style:name="P296" style:parent-style-name="Normal" style:family="paragraph">
      <style:text-properties fo:language="fr" fo:country="FR"/>
    </style:style>
    <style:style style:name="P297" style:parent-style-name="Normal" style:family="paragraph">
      <style:text-properties fo:language="fr" fo:country="FR"/>
    </style:style>
    <style:style style:name="P298" style:parent-style-name="Paragraphedeliste" style:family="paragraph">
      <style:text-properties fo:language="fr" fo:country="FR"/>
    </style:style>
    <style:style style:name="P299" style:parent-style-name="Paragraphedeliste" style:family="paragraph">
      <style:text-properties fo:language="fr" fo:country="FR"/>
    </style:style>
    <style:style style:name="P300" style:parent-style-name="Normal" style:family="paragraph">
      <style:text-properties fo:language="fr" fo:country="FR"/>
    </style:style>
    <style:style style:name="P301" style:parent-style-name="Normal" style:family="paragraph">
      <style:text-properties fo:language="fr" fo:country="FR"/>
    </style:style>
    <style:style style:name="P302" style:parent-style-name="Normal" style:family="paragraph">
      <style:text-properties fo:language="fr" fo:country="FR"/>
    </style:style>
    <style:style style:name="P303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4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5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6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07" style:parent-style-name="Normal" style:family="paragraph">
      <style:text-properties fo:language="fr" fo:country="FR"/>
    </style:style>
    <style:style style:name="P308" style:parent-style-name="Normal" style:family="paragraph">
      <style:text-properties fo:language="fr" fo:country="FR"/>
    </style:style>
    <style:style style:name="P309" style:parent-style-name="Normal" style:family="paragraph">
      <style:text-properties fo:language="fr" fo:country="FR"/>
    </style:style>
    <style:style style:name="P310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1" style:parent-style-name="Normal" style:family="paragraph">
      <style:text-properties fo:font-style="italic" style:font-style-asian="italic" style:font-style-complex="italic" fo:color="#333333" fo:language="fr" fo:country="FR"/>
    </style:style>
    <style:style style:name="P312" style:parent-style-name="Normal" style:family="paragraph">
      <style:text-properties fo:font-style="italic" style:font-style-asian="italic" style:font-style-complex="italic" fo:color="#E7E6E6" fo:language="fr" fo:country="FR"/>
    </style:style>
    <style:style style:name="P313" style:parent-style-name="Normal" style:family="paragraph">
      <style:text-properties fo:language="fr" fo:country="FR"/>
    </style:style>
    <style:style style:name="P314" style:parent-style-name="Paragraphedeliste" style:family="paragraph">
      <style:text-properties fo:language="fr" fo:country="FR"/>
    </style:style>
    <style:style style:name="P315" style:parent-style-name="Paragraphedeliste" style:family="paragraph">
      <style:text-properties fo:language="fr" fo:country="FR"/>
    </style:style>
    <style:style style:name="P316" style:parent-style-name="Paragraphedeliste" style:family="paragraph">
      <style:text-properties fo:language="fr" fo:country="FR"/>
    </style:style>
    <style:style style:name="P317" style:parent-style-name="Paragraphedeliste" style:family="paragraph">
      <style:text-properties fo:language="fr" fo:country="FR"/>
    </style:style>
    <style:style style:name="P318" style:parent-style-name="Normal" style:family="paragraph">
      <style:text-properties fo:language="fr" fo:country="FR"/>
    </style:style>
    <style:style style:name="P319" style:parent-style-name="Normal" style:family="paragraph">
      <style:text-properties fo:language="fr" fo:country="FR"/>
    </style:style>
    <style:style style:name="P320" style:parent-style-name="Normal" style:family="paragraph">
      <style:text-properties fo:language="fr" fo:country="FR"/>
    </style:style>
    <style:style style:name="P321" style:parent-style-name="Titre1" style:family="paragraph">
      <style:paragraph-properties fo:break-before="page"/>
      <style:text-properties fo:font-weight="bold" style:font-weight-asian="bold" style:font-weight-complex="bold" fo:language="fr" fo:country="FR"/>
    </style:style>
    <style:style style:name="P322" style:parent-style-name="Normal" style:family="paragraph">
      <style:text-properties fo:language="fr" fo:country="FR"/>
    </style:style>
    <style:style style:name="P323" style:parent-style-name="Titre2" style:family="paragraph">
      <style:text-properties fo:language="fr" fo:country="FR"/>
    </style:style>
    <style:style style:name="P324" style:parent-style-name="Paragraphedeliste" style:family="paragraph">
      <style:text-properties fo:language="fr" fo:country="FR"/>
    </style:style>
    <style:style style:name="P325" style:parent-style-name="Paragraphedeliste" style:family="paragraph">
      <style:text-properties fo:language="fr" fo:country="FR"/>
    </style:style>
    <style:style style:name="P326" style:parent-style-name="Paragraphedeliste" style:family="paragraph">
      <style:text-properties fo:language="fr" fo:country="FR"/>
    </style:style>
    <style:style style:name="P327" style:parent-style-name="Normal" style:family="paragraph">
      <style:text-properties fo:language="fr" fo:country="FR"/>
    </style:style>
    <style:style style:name="P328" style:parent-style-name="Titre2" style:family="paragraph">
      <style:text-properties fo:language="fr" fo:country="FR"/>
    </style:style>
    <style:style style:name="P329" style:parent-style-name="Paragraphedeliste" style:family="paragraph">
      <style:text-properties fo:language="fr" fo:country="FR"/>
    </style:style>
    <style:style style:name="P330" style:parent-style-name="Paragraphedeliste" style:family="paragraph">
      <style:text-properties fo:language="fr" fo:country="FR"/>
    </style:style>
    <style:style style:name="P331" style:parent-style-name="Paragraphedeliste" style:family="paragraph">
      <style:text-properties fo:language="fr" fo:country="FR"/>
    </style:style>
    <style:style style:name="P332" style:parent-style-name="Paragraphedeliste" style:family="paragraph">
      <style:text-properties fo:language="fr" fo:country="FR"/>
    </style:style>
    <style:style style:name="P333" style:parent-style-name="Normal" style:family="paragraph">
      <style:text-properties fo:language="fr" fo:country="FR"/>
    </style:style>
    <style:style style:name="P334" style:parent-style-name="Normal" style:family="paragraph">
      <style:text-properties fo:language="fr" fo:country="FR"/>
    </style:style>
    <style:style style:name="P335" style:parent-style-name="Titre2" style:family="paragraph">
      <style:text-properties fo:language="fr" fo:country="FR"/>
    </style:style>
    <style:style style:name="P336" style:parent-style-name="Paragraphedeliste" style:family="paragraph">
      <style:text-properties fo:language="fr" fo:country="FR"/>
    </style:style>
    <style:style style:name="P337" style:parent-style-name="Normal" style:family="paragraph">
      <style:text-properties fo:language="fr" fo:country="FR"/>
    </style:style>
    <style:style style:name="P338" style:parent-style-name="Titre2" style:family="paragraph">
      <style:text-properties fo:language="fr" fo:country="FR"/>
    </style:style>
    <style:style style:name="P339" style:parent-style-name="Normal" style:family="paragraph">
      <style:text-properties fo:language="fr" fo:country="FR"/>
    </style:style>
    <style:style style:name="P340" style:parent-style-name="Paragraphedeliste" style:family="paragraph">
      <style:text-properties fo:language="fr" fo:country="FR"/>
    </style:style>
    <style:style style:name="P341" style:parent-style-name="Paragraphedeliste" style:family="paragraph">
      <style:text-properties fo:language="fr" fo:country="FR"/>
    </style:style>
    <style:style style:name="P342" style:parent-style-name="Paragraphedeliste" style:family="paragraph">
      <style:text-properties fo:language="fr" fo:country="FR"/>
    </style:style>
    <style:style style:name="P343" style:parent-style-name="Normal" style:family="paragraph">
      <style:text-properties fo:language="fr" fo:country="FR"/>
    </style:style>
    <style:style style:name="P344" style:parent-style-name="Normal" style:family="paragraph">
      <style:text-properties fo:language="fr" fo:country="FR"/>
    </style:style>
    <style:style style:name="P345" style:parent-style-name="Titre2" style:family="paragraph">
      <style:text-properties fo:language="fr" fo:country="FR"/>
    </style:style>
    <style:style style:name="P346" style:parent-style-name="Normal" style:family="paragraph">
      <style:text-properties fo:language="fr" fo:country="FR"/>
    </style:style>
    <style:style style:name="P347" style:parent-style-name="Normal" style:family="paragraph">
      <style:text-properties fo:language="fr" fo:country="FR"/>
    </style:style>
    <style:style style:name="P348" style:parent-style-name="Normal" style:family="paragraph">
      <style:text-properties fo:language="fr" fo:country="FR"/>
    </style:style>
    <style:style style:name="P349" style:parent-style-name="Normal" style:family="paragraph">
      <style:text-properties fo:language="fr" fo:country="FR"/>
    </style:style>
    <style:style style:name="P350" style:parent-style-name="Normal" style:family="paragraph">
      <style:text-properties fo:language="fr" fo:country="FR"/>
    </style:style>
    <style:style style:name="P351" style:parent-style-name="Normal" style:family="paragraph">
      <style:text-properties fo:language="fr" fo:country="FR"/>
    </style:style>
    <style:style style:name="P352" style:parent-style-name="Normal" style:family="paragraph">
      <style:text-properties fo:language="fr" fo:country="FR"/>
    </style:style>
    <style:style style:name="P353" style:parent-style-name="Normal" style:family="paragraph">
      <style:text-properties fo:language="fr" fo:country="FR"/>
    </style:style>
    <style:style style:name="P354" style:parent-style-name="Normal" style:family="paragraph">
      <style:text-properties fo:language="fr" fo:country="FR"/>
    </style:style>
    <style:style style:name="P355" style:parent-style-name="Normal" style:family="paragraph">
      <style:text-properties fo:language="fr" fo:country="FR"/>
    </style:style>
    <style:style style:name="P356" style:parent-style-name="Normal" style:family="paragraph">
      <style:text-properties fo:language="fr" fo:country="FR"/>
    </style:style>
    <style:style style:name="P357" style:parent-style-name="Titre2" style:family="paragraph">
      <style:text-properties fo:language="fr" fo:country="FR"/>
    </style:style>
    <style:style style:name="P358" style:parent-style-name="Paragraphedeliste" style:family="paragraph">
      <style:text-properties fo:language="fr" fo:country="FR"/>
    </style:style>
    <style:style style:name="P359" style:parent-style-name="Paragraphedeliste" style:family="paragraph">
      <style:text-properties fo:language="fr" fo:country="FR"/>
    </style:style>
    <style:style style:name="P360" style:parent-style-name="Paragraphedeliste" style:family="paragraph">
      <style:text-properties fo:language="fr" fo:country="FR"/>
    </style:style>
    <style:style style:name="P361" style:parent-style-name="Paragraphedeliste" style:family="paragraph">
      <style:text-properties fo:language="fr" fo:country="FR"/>
    </style:style>
    <style:style style:name="P362" style:parent-style-name="Paragraphedeliste" style:family="paragraph">
      <style:text-properties fo:language="fr" fo:country="FR"/>
    </style:style>
    <style:style style:name="P363" style:parent-style-name="Paragraphedeliste" style:family="paragraph">
      <style:text-properties fo:language="fr" fo:country="FR"/>
    </style:style>
    <style:style style:name="P364" style:parent-style-name="Paragraphedeliste" style:family="paragraph">
      <style:text-properties fo:language="fr" fo:country="FR"/>
    </style:style>
    <style:style style:name="P365" style:parent-style-name="Normal" style:family="paragraph">
      <style:text-properties fo:language="fr" fo:country="FR"/>
    </style:style>
    <style:style style:name="P366" style:parent-style-name="Titre2" style:family="paragraph">
      <style:text-properties fo:language="fr" fo:country="FR"/>
    </style:style>
    <style:style style:name="P367" style:parent-style-name="Paragraphedeliste" style:family="paragraph">
      <style:text-properties fo:language="fr" fo:country="FR"/>
    </style:style>
    <style:style style:name="P368" style:parent-style-name="Paragraphedeliste" style:family="paragraph">
      <style:text-properties fo:language="fr" fo:country="FR"/>
    </style:style>
    <style:style style:name="P369" style:parent-style-name="Paragraphedeliste" style:family="paragraph">
      <style:text-properties fo:language="fr" fo:country="FR"/>
    </style:style>
    <style:style style:name="P370" style:parent-style-name="Normal" style:family="paragraph">
      <style:text-properties fo:language="fr" fo:country="FR"/>
    </style:style>
    <style:style style:name="P371" style:parent-style-name="Titre2" style:family="paragraph">
      <style:text-properties fo:language="fr" fo:country="FR"/>
    </style:style>
    <style:style style:name="P372" style:parent-style-name="Paragraphedeliste" style:family="paragraph">
      <style:text-properties fo:language="fr" fo:country="FR"/>
    </style:style>
    <style:style style:name="P373" style:parent-style-name="Paragraphedeliste" style:family="paragraph">
      <style:text-properties fo:language="fr" fo:country="FR"/>
    </style:style>
    <style:style style:name="P374" style:parent-style-name="Paragraphedeliste" style:family="paragraph">
      <style:text-properties fo:language="fr" fo:country="FR"/>
    </style:style>
    <style:style style:name="P375" style:parent-style-name="Paragraphedeliste" style:family="paragraph">
      <style:text-properties fo:language="fr" fo:country="FR"/>
    </style:style>
    <style:style style:name="P376" style:parent-style-name="Paragraphedeliste" style:family="paragraph">
      <style:text-properties fo:language="fr" fo:country="FR"/>
    </style:style>
    <style:style style:name="P377" style:parent-style-name="Paragraphedeliste" style:family="paragraph">
      <style:text-properties fo:language="fr" fo:country="FR"/>
    </style:style>
    <style:style style:name="P378" style:parent-style-name="Normal" style:family="paragraph">
      <style:text-properties fo:language="fr" fo:country="FR"/>
    </style:style>
    <style:style style:name="P379" style:parent-style-name="Titre2" style:family="paragraph">
      <style:text-properties fo:language="fr" fo:country="FR"/>
    </style:style>
    <style:style style:name="P380" style:parent-style-name="Normal" style:family="paragraph">
      <style:text-properties fo:language="fr" fo:country="FR"/>
    </style:style>
    <style:style style:name="P381" style:parent-style-name="Normal" style:family="paragraph">
      <style:text-properties fo:language="fr" fo:country="FR"/>
    </style:style>
    <style:style style:name="P382" style:parent-style-name="Normal" style:family="paragraph">
      <style:text-properties fo:language="fr" fo:country="FR"/>
    </style:style>
    <style:style style:name="P383" style:parent-style-name="Normal" style:family="paragraph">
      <style:text-properties fo:language="fr" fo:country="FR"/>
    </style:style>
    <style:style style:name="P384" style:parent-style-name="Normal" style:family="paragraph">
      <style:text-properties fo:language="fr" fo:country="FR"/>
    </style:style>
    <style:style style:name="P385" style:parent-style-name="Normal" style:family="paragraph">
      <style:text-properties fo:language="fr" fo:country="FR"/>
    </style:style>
    <style:style style:name="P386" style:parent-style-name="Normal" style:family="paragraph">
      <style:text-properties fo:language="fr" fo:country="FR"/>
    </style:style>
    <style:style style:name="P387" style:parent-style-name="Normal" style:family="paragraph">
      <style:text-properties fo:language="fr" fo:country="FR"/>
    </style:style>
    <style:style style:name="P388" style:parent-style-name="Normal" style:family="paragraph">
      <style:text-properties fo:language="fr" fo:country="FR"/>
    </style:style>
    <style:style style:name="P389" style:parent-style-name="Titre2" style:family="paragraph">
      <style:text-properties fo:language="fr" fo:country="FR"/>
    </style:style>
    <style:style style:name="P390" style:parent-style-name="Normal" style:family="paragraph">
      <style:text-properties fo:language="fr" fo:country="FR"/>
    </style:style>
    <style:style style:name="P391" style:parent-style-name="Normal" style:family="paragraph">
      <style:text-properties fo:language="fr" fo:country="FR"/>
    </style:style>
    <style:style style:name="P392" style:parent-style-name="Normal" style:family="paragraph">
      <style:text-properties fo:language="fr" fo:country="FR"/>
    </style:style>
    <style:style style:name="P393" style:parent-style-name="Normal" style:family="paragraph">
      <style:text-properties fo:language="fr" fo:country="FR"/>
    </style:style>
    <style:style style:name="P394" style:parent-style-name="Normal" style:family="paragraph">
      <style:text-properties fo:language="fr" fo:country="FR"/>
    </style:style>
    <style:style style:name="P395" style:parent-style-name="Normal" style:family="paragraph">
      <style:text-properties fo:language="fr" fo:country="FR"/>
    </style:style>
    <style:style style:name="P396" style:parent-style-name="Normal" style:family="paragraph">
      <style:text-properties fo:language="fr" fo:country="FR"/>
    </style:style>
    <style:style style:name="P397" style:parent-style-name="Normal" style:family="paragraph">
      <style:text-properties fo:language="fr" fo:country="FR"/>
    </style:style>
    <style:style style:name="P398" style:parent-style-name="Normal" style:family="paragraph">
      <style:text-properties fo:language="fr" fo:country="FR"/>
    </style:style>
    <style:style style:name="P399" style:parent-style-name="Titre2" style:family="paragraph">
      <style:text-properties fo:language="fr" fo:country="FR"/>
    </style:style>
    <style:style style:name="P400" style:parent-style-name="Paragraphedeliste" style:family="paragraph">
      <style:text-properties fo:language="fr" fo:country="FR"/>
    </style:style>
    <style:style style:name="P401" style:parent-style-name="Paragraphedeliste" style:family="paragraph">
      <style:text-properties fo:language="fr" fo:country="FR"/>
    </style:style>
    <style:style style:name="P402" style:parent-style-name="Paragraphedeliste" style:family="paragraph">
      <style:text-properties fo:language="fr" fo:country="FR"/>
    </style:style>
    <style:style style:name="P403" style:parent-style-name="Normal" style:family="paragraph">
      <style:text-properties fo:language="fr" fo:country="FR"/>
    </style:style>
    <style:style style:name="P404" style:parent-style-name="Paragraphedeliste" style:family="paragraph">
      <style:text-properties fo:language="fr" fo:country="FR"/>
    </style:style>
    <style:style style:name="P405" style:parent-style-name="Paragraphedeliste" style:family="paragraph">
      <style:text-properties fo:language="fr" fo:country="FR"/>
    </style:style>
    <style:style style:name="P406" style:parent-style-name="Paragraphedeliste" style:family="paragraph">
      <style:text-properties fo:language="fr" fo:country="FR"/>
    </style:style>
    <style:style style:name="P407" style:parent-style-name="Paragraphedeliste" style:family="paragraph">
      <style:text-properties fo:language="fr" fo:country="FR"/>
    </style:style>
    <style:style style:name="P408" style:parent-style-name="Paragraphedeliste" style:family="paragraph">
      <style:text-properties fo:language="fr" fo:country="FR"/>
    </style:style>
    <style:style style:name="P409" style:parent-style-name="Normal" style:family="paragraph">
      <style:paragraph-properties fo:break-before="page"/>
      <style:text-properties fo:hyphenate="true"/>
    </style:style>
    <style:style style:name="P410" style:parent-style-name="Titre2" style:family="paragraph">
      <style:text-properties fo:language="fr" fo:country="FR"/>
    </style:style>
    <style:style style:name="T411" style:parent-style-name="Policepardéfaut" style:family="text">
      <style:text-properties fo:language="fr" fo:country="FR"/>
    </style:style>
    <style:style style:name="P412" style:parent-style-name="Normal" style:family="paragraph">
      <style:text-properties fo:language="en" fo:country="GB"/>
    </style:style>
    <style:style style:name="P413" style:parent-style-name="Normal" style:family="paragraph">
      <style:text-properties fo:language="en" fo:country="GB"/>
    </style:style>
    <style:style style:name="P414" style:parent-style-name="Normal" style:family="paragraph">
      <style:text-properties fo:language="en" fo:country="GB"/>
    </style:style>
    <style:style style:name="T415" style:parent-style-name="Policepardéfaut" style:family="text">
      <style:text-properties fo:language="en" fo:country="GB"/>
    </style:style>
    <style:style style:name="T416" style:parent-style-name="Policepardéfaut" style:family="text">
      <style:text-properties fo:language="fr" fo:country="FR"/>
    </style:style>
    <style:style style:name="P417" style:parent-style-name="Normal" style:family="paragraph">
      <style:text-properties fo:language="fr" fo:country="FR"/>
    </style:style>
    <style:style style:name="P418" style:parent-style-name="Normal" style:family="paragraph">
      <style:text-properties fo:language="fr" fo:country="FR"/>
    </style:style>
    <style:style style:name="P419" style:parent-style-name="Normal" style:family="paragraph">
      <style:text-properties fo:language="fr" fo:country="FR"/>
    </style:style>
    <style:style style:name="P420" style:parent-style-name="Normal" style:family="paragraph">
      <style:text-properties fo:language="fr" fo:country="FR"/>
    </style:style>
    <style:style style:name="P421" style:parent-style-name="Normal" style:family="paragraph">
      <style:text-properties fo:language="fr" fo:country="FR"/>
    </style:style>
    <style:style style:name="P422" style:parent-style-name="Normal" style:family="paragraph">
      <style:text-properties fo:language="fr" fo:country="FR"/>
    </style:style>
    <style:style style:name="T423" style:parent-style-name="Policepardéfaut" style:family="text">
      <style:text-properties fo:language="fr" fo:country="FR"/>
    </style:style>
    <style:style style:name="P424" style:parent-style-name="Normal" style:family="paragraph">
      <style:text-properties fo:language="en" fo:country="GB"/>
    </style:style>
    <style:style style:name="P425" style:parent-style-name="Normal" style:family="paragraph">
      <style:text-properties fo:language="en" fo:country="GB"/>
    </style:style>
    <style:style style:name="P426" style:parent-style-name="Normal" style:family="paragraph">
      <style:text-properties fo:language="en" fo:country="GB"/>
    </style:style>
    <style:style style:name="P427" style:parent-style-name="Normal" style:family="paragraph">
      <style:text-properties fo:language="en" fo:country="GB"/>
    </style:style>
    <style:style style:name="P428" style:parent-style-name="Normal" style:family="paragraph">
      <style:text-properties fo:language="en" fo:country="GB"/>
    </style:style>
    <style:style style:name="P429" style:parent-style-name="Normal" style:family="paragraph">
      <style:text-properties fo:language="en" fo:country="GB"/>
    </style:style>
    <style:style style:name="T430" style:parent-style-name="Policepardéfaut" style:family="text">
      <style:text-properties fo:language="fr" fo:country="FR"/>
    </style:style>
    <style:style style:name="P431" style:parent-style-name="Normal" style:family="paragraph">
      <style:text-properties fo:language="en" fo:country="GB"/>
    </style:style>
    <style:style style:name="P432" style:parent-style-name="Normal" style:family="paragraph">
      <style:text-properties fo:language="en" fo:country="GB"/>
    </style:style>
    <style:style style:name="P433" style:parent-style-name="Normal" style:family="paragraph">
      <style:text-properties fo:language="en" fo:country="GB"/>
    </style:style>
    <style:style style:name="P434" style:parent-style-name="Normal" style:family="paragraph">
      <style:text-properties fo:text-shadow="0.0145in 0.0145in 0.0416in #000000" fo:color="#000000" fo:language="en" fo:country="GB"/>
    </style:style>
    <style:style style:name="P435" style:parent-style-name="Normal" style:family="paragraph">
      <style:text-properties fo:language="fr" fo:country="FR"/>
    </style:style>
    <style:style style:name="T436" style:parent-style-name="Policepardéfaut" style:family="text">
      <style:text-properties fo:language="fr" fo:country="FR"/>
    </style:style>
    <style:style style:name="P437" style:parent-style-name="Normal" style:family="paragraph">
      <style:text-properties fo:language="fr" fo:country="FR"/>
    </style:style>
    <style:style style:name="P438" style:parent-style-name="Normal" style:family="paragraph">
      <style:text-properties fo:language="fr" fo:country="FR"/>
    </style:style>
    <style:style style:name="P439" style:parent-style-name="Normal" style:family="paragraph">
      <style:text-properties fo:language="fr" fo:country="FR"/>
    </style:style>
    <style:style style:name="P440" style:parent-style-name="Normal" style:family="paragraph">
      <style:text-properties fo:language="fr" fo:country="FR"/>
    </style:style>
    <style:style style:name="P441" style:parent-style-name="Normal" style:family="paragraph">
      <style:text-properties fo:language="fr" fo:country="FR"/>
    </style:style>
    <style:style style:name="P442" style:parent-style-name="Normal" style:family="paragraph">
      <style:text-properties fo:language="fr" fo:country="FR"/>
    </style:style>
    <style:style style:name="P443" style:parent-style-name="Normal" style:family="paragraph">
      <style:text-properties fo:language="fr" fo:country="FR"/>
    </style:style>
    <style:style style:name="P444" style:parent-style-name="Normal" style:family="paragraph">
      <style:text-properties fo:language="fr" fo:country="FR"/>
    </style:style>
    <style:style style:name="P445" style:parent-style-name="Normal" style:family="paragraph">
      <style:text-properties fo:language="fr" fo:country="FR"/>
    </style:style>
    <style:style style:name="P446" style:parent-style-name="Normal" style:family="paragraph">
      <style:text-properties fo:language="fr" fo:country="FR"/>
    </style:style>
    <style:style style:name="P447" style:parent-style-name="Normal" style:family="paragraph">
      <style:text-properties fo:language="fr" fo:country="FR"/>
    </style:style>
    <style:style style:name="P448" style:parent-style-name="Normal" style:family="paragraph">
      <style:text-properties fo:language="fr" fo:country="FR"/>
    </style:style>
    <style:style style:name="P449" style:parent-style-name="Normal" style:family="paragraph">
      <style:text-properties fo:language="fr" fo:country="FR"/>
    </style:style>
    <style:style style:name="P450" style:parent-style-name="Normal" style:family="paragraph">
      <style:text-properties fo:language="fr" fo:country="FR"/>
    </style:style>
    <style:style style:name="P451" style:parent-style-name="Normal" style:family="paragraph">
      <style:text-properties fo:language="fr" fo:country="FR"/>
    </style:style>
    <style:style style:name="P452" style:parent-style-name="Normal" style:family="paragraph">
      <style:text-properties fo:language="fr" fo:country="FR"/>
    </style:style>
    <style:style style:name="P453" style:parent-style-name="Normal" style:family="paragraph">
      <style:text-properties fo:language="fr" fo:country="FR"/>
    </style:style>
    <style:style style:name="P454" style:parent-style-name="Normal" style:family="paragraph">
      <style:text-properties fo:language="fr" fo:country="FR"/>
    </style:style>
    <style:style style:name="P455" style:parent-style-name="Normal" style:family="paragraph">
      <style:text-properties fo:language="fr" fo:country="FR"/>
    </style:style>
    <style:style style:name="P456" style:parent-style-name="Normal" style:family="paragraph">
      <style:text-properties fo:language="fr" fo:country="FR"/>
    </style:style>
    <style:style style:name="P457" style:parent-style-name="Normal" style:family="paragraph">
      <style:text-properties fo:language="fr" fo:country="FR"/>
    </style:style>
    <style:style style:name="P458" style:parent-style-name="Normal" style:family="paragraph">
      <style:text-properties fo:language="fr" fo:country="FR"/>
    </style:style>
    <style:style style:name="P459" style:parent-style-name="Normal" style:family="paragraph">
      <style:text-properties fo:language="fr" fo:country="FR"/>
    </style:style>
    <style:style style:name="P460" style:parent-style-name="Normal" style:family="paragraph">
      <style:text-properties fo:language="fr" fo:country="FR"/>
    </style:style>
    <style:style style:name="P461" style:parent-style-name="Titre2" style:family="paragraph">
      <style:text-properties fo:language="fr" fo:country="FR"/>
    </style:style>
    <style:style style:name="T462" style:parent-style-name="Policepardéfaut" style:family="text">
      <style:text-properties fo:language="fr" fo:country="FR"/>
    </style:style>
    <style:style style:name="T463" style:parent-style-name="Policepardéfaut" style:family="text">
      <style:text-properties fo:language="fr" fo:country="FR"/>
    </style:style>
    <style:style style:name="P464" style:parent-style-name="Normal" style:family="paragraph">
      <style:text-properties fo:language="fr" fo:country="FR"/>
    </style:style>
    <style:style style:name="P465" style:parent-style-name="Normal" style:family="paragraph">
      <style:text-properties fo:language="fr" fo:country="FR"/>
    </style:style>
    <style:style style:name="P466" style:parent-style-name="Normal" style:family="paragraph">
      <style:text-properties fo:language="fr" fo:country="FR"/>
    </style:style>
    <style:style style:name="P467" style:parent-style-name="Normal" style:family="paragraph">
      <style:text-properties fo:language="fr" fo:country="FR"/>
    </style:style>
    <style:style style:name="T468" style:parent-style-name="Policepardéfaut" style:family="text">
      <style:text-properties fo:language="fr" fo:country="FR"/>
    </style:style>
    <style:style style:name="P469" style:parent-style-name="Normal" style:family="paragraph">
      <style:text-properties fo:language="fr" fo:country="FR"/>
    </style:style>
    <style:style style:name="P470" style:parent-style-name="Normal" style:family="paragraph">
      <style:text-properties fo:language="fr" fo:country="FR"/>
    </style:style>
    <style:style style:name="P471" style:parent-style-name="Normal" style:family="paragraph">
      <style:text-properties fo:language="fr" fo:country="FR"/>
    </style:style>
    <style:style style:name="P472" style:parent-style-name="Normal" style:family="paragraph">
      <style:text-properties fo:language="fr" fo:country="FR"/>
    </style:style>
    <style:style style:name="P473" style:parent-style-name="Normal" style:family="paragraph">
      <style:text-properties fo:language="fr" fo:country="FR"/>
    </style:style>
    <style:style style:name="P474" style:parent-style-name="Normal" style:family="paragraph">
      <style:text-properties fo:language="fr" fo:country="FR"/>
    </style:style>
    <style:style style:name="P475" style:parent-style-name="Normal" style:family="paragraph">
      <style:text-properties fo:language="fr" fo:country="FR"/>
    </style:style>
    <style:style style:name="P476" style:parent-style-name="Normal" style:family="paragraph">
      <style:text-properties fo:language="fr" fo:country="FR"/>
    </style:style>
    <style:style style:name="P477" style:parent-style-name="Normal" style:family="paragraph">
      <style:text-properties fo:language="fr" fo:country="FR"/>
    </style:style>
    <style:style style:name="P478" style:parent-style-name="Normal" style:family="paragraph">
      <style:text-properties fo:language="fr" fo:country="FR"/>
    </style:style>
    <style:style style:name="P479" style:parent-style-name="Normal" style:family="paragraph">
      <style:text-properties fo:language="fr" fo:country="FR"/>
    </style:style>
    <style:style style:name="P480" style:parent-style-name="Normal" style:family="paragraph">
      <style:text-properties fo:language="fr" fo:country="FR"/>
    </style:style>
    <style:style style:name="P481" style:parent-style-name="Normal" style:family="paragraph">
      <style:text-properties fo:language="fr" fo:country="FR"/>
    </style:style>
    <style:style style:name="P482" style:parent-style-name="Normal" style:family="paragraph">
      <style:text-properties fo:language="fr" fo:country="FR"/>
    </style:style>
    <style:style style:name="P483" style:parent-style-name="Normal" style:family="paragraph">
      <style:text-properties fo:language="fr" fo:country="FR"/>
    </style:style>
    <style:style style:name="P484" style:parent-style-name="Normal" style:family="paragraph">
      <style:text-properties fo:language="fr" fo:country="FR"/>
    </style:style>
    <style:style style:name="P485" style:parent-style-name="Normal" style:family="paragraph">
      <style:text-properties fo:language="fr" fo:country="FR"/>
    </style:style>
    <style:style style:name="P486" style:parent-style-name="Normal" style:family="paragraph">
      <style:text-properties fo:language="fr" fo:country="FR"/>
    </style:style>
    <style:style style:name="P487" style:parent-style-name="Normal" style:family="paragraph">
      <style:text-properties fo:language="fr" fo:country="FR"/>
    </style:style>
    <style:style style:name="P488" style:parent-style-name="Normal" style:family="paragraph">
      <style:text-properties fo:language="fr" fo:country="FR"/>
    </style:style>
    <style:style style:name="P489" style:parent-style-name="Normal" style:family="paragraph">
      <style:text-properties fo:language="fr" fo:country="FR"/>
    </style:style>
    <style:style style:name="P490" style:parent-style-name="Normal" style:family="paragraph">
      <style:text-properties fo:language="fr" fo:country="FR"/>
    </style:style>
    <style:style style:name="P491" style:parent-style-name="Normal" style:family="paragraph">
      <style:text-properties fo:language="fr" fo:country="FR"/>
    </style:style>
    <style:style style:name="P492" style:parent-style-name="Normal" style:family="paragraph">
      <style:text-properties fo:language="fr" fo:country="FR"/>
    </style:style>
    <style:style style:name="P493" style:parent-style-name="Normal" style:family="paragraph">
      <style:text-properties fo:language="fr" fo:country="FR"/>
    </style:style>
    <style:style style:name="P494" style:parent-style-name="Normal" style:family="paragraph">
      <style:text-properties fo:language="fr" fo:country="FR"/>
    </style:style>
    <style:style style:name="P495" style:parent-style-name="Normal" style:family="paragraph">
      <style:text-properties fo:language="fr" fo:country="FR"/>
    </style:style>
    <style:style style:name="P496" style:parent-style-name="Normal" style:family="paragraph">
      <style:text-properties fo:language="fr" fo:country="FR"/>
    </style:style>
    <style:style style:name="P497" style:parent-style-name="Normal" style:family="paragraph">
      <style:text-properties fo:language="fr" fo:country="FR"/>
    </style:style>
    <style:style style:name="P498" style:parent-style-name="Normal" style:family="paragraph">
      <style:text-properties fo:language="fr" fo:country="FR"/>
    </style:style>
    <style:style style:name="P499" style:parent-style-name="Titre2" style:family="paragraph">
      <style:text-properties fo:language="fr" fo:country="FR"/>
    </style:style>
    <style:style style:name="P500" style:parent-style-name="Normal" style:family="paragraph">
      <style:text-properties fo:language="fr" fo:country="FR"/>
    </style:style>
    <style:style style:name="P501" style:parent-style-name="Normal" style:family="paragraph">
      <style:text-properties fo:language="fr" fo:country="FR"/>
    </style:style>
    <style:style style:name="P502" style:parent-style-name="Normal" style:family="paragraph">
      <style:text-properties fo:language="fr" fo:country="FR"/>
    </style:style>
    <style:style style:name="P503" style:parent-style-name="Normal" style:family="paragraph">
      <style:text-properties fo:language="fr" fo:country="FR"/>
    </style:style>
    <style:style style:name="P504" style:parent-style-name="Paragraphedeliste" style:family="paragraph">
      <style:text-properties fo:language="fr" fo:country="FR"/>
    </style:style>
    <style:style style:name="P505" style:parent-style-name="Paragraphedeliste" style:family="paragraph">
      <style:text-properties fo:language="fr" fo:country="FR"/>
    </style:style>
    <style:style style:name="P506" style:parent-style-name="Normal" style:family="paragraph">
      <style:text-properties fo:language="fr" fo:country="FR"/>
    </style:style>
    <style:style style:name="P507" style:parent-style-name="Normal" style:family="paragraph">
      <style:text-properties fo:language="fr" fo:country="FR"/>
    </style:style>
    <style:style style:name="P508" style:parent-style-name="Normal" style:family="paragraph">
      <style:text-properties fo:language="fr" fo:country="FR"/>
    </style:style>
    <style:style style:name="P509" style:parent-style-name="Normal" style:family="paragraph">
      <style:text-properties fo:language="fr" fo:country="FR"/>
    </style:style>
    <style:style style:name="P510" style:parent-style-name="Normal" style:family="paragraph">
      <style:text-properties fo:language="fr" fo:country="FR"/>
    </style:style>
    <style:style style:name="P511" style:parent-style-name="Normal" style:family="paragraph">
      <style:text-properties fo:language="fr" fo:country="FR"/>
    </style:style>
    <style:style style:name="P512" style:parent-style-name="Normal" style:family="paragraph">
      <style:text-properties fo:language="fr" fo:country="FR"/>
    </style:style>
    <style:style style:name="P513" style:parent-style-name="Normal" style:family="paragraph">
      <style:text-properties fo:language="fr" fo:country="FR"/>
    </style:style>
    <style:style style:name="P514" style:parent-style-name="Normal" style:family="paragraph">
      <style:text-properties fo:language="fr" fo:country="FR"/>
    </style:style>
    <style:style style:name="P515" style:parent-style-name="Normal" style:family="paragraph">
      <style:text-properties fo:language="fr" fo:country="FR"/>
    </style:style>
    <style:style style:name="P516" style:parent-style-name="Normal" style:family="paragraph">
      <style:text-properties fo:language="fr" fo:country="FR"/>
    </style:style>
    <style:style style:name="P517" style:parent-style-name="Normal" style:family="paragraph">
      <style:text-properties fo:language="fr" fo:country="FR"/>
    </style:style>
    <style:style style:name="P518" style:parent-style-name="Titre2" style:family="paragraph">
      <style:text-properties fo:language="fr" fo:country="FR"/>
    </style:style>
    <style:style style:name="P519" style:parent-style-name="Normal" style:family="paragraph">
      <style:text-properties fo:language="fr" fo:country="FR"/>
    </style:style>
    <style:style style:name="P520" style:parent-style-name="Normal" style:family="paragraph">
      <style:text-properties fo:language="fr" fo:country="FR"/>
    </style:style>
    <style:style style:name="T521" style:parent-style-name="Policepardéfaut" style:family="text">
      <style:text-properties fo:language="fr" fo:country="FR"/>
    </style:style>
    <style:style style:name="P522" style:parent-style-name="Normal" style:family="paragraph">
      <style:text-properties fo:language="fr" fo:country="FR"/>
    </style:style>
    <style:style style:name="P523" style:parent-style-name="Normal" style:family="paragraph">
      <style:text-properties fo:language="fr" fo:country="FR"/>
    </style:style>
    <style:style style:name="P524" style:parent-style-name="Normal" style:family="paragraph">
      <style:text-properties fo:language="fr" fo:country="FR"/>
    </style:style>
    <style:style style:name="P525" style:parent-style-name="Normal" style:family="paragraph">
      <style:text-properties fo:language="fr" fo:country="FR"/>
    </style:style>
    <style:style style:name="P526" style:parent-style-name="Normal" style:family="paragraph">
      <style:text-properties fo:language="fr" fo:country="FR"/>
    </style:style>
    <style:style style:name="P527" style:parent-style-name="Normal" style:family="paragraph">
      <style:text-properties fo:language="fr" fo:country="FR"/>
    </style:style>
    <style:style style:name="P528" style:parent-style-name="Normal" style:family="paragraph">
      <style:text-properties fo:language="fr" fo:country="FR"/>
    </style:style>
    <style:style style:name="P529" style:parent-style-name="Normal" style:family="paragraph">
      <style:text-properties fo:language="fr" fo:country="FR"/>
    </style:style>
    <style:style style:name="P530" style:parent-style-name="Normal" style:family="paragraph">
      <style:text-properties fo:language="fr" fo:country="FR"/>
    </style:style>
    <style:style style:name="P531" style:parent-style-name="Normal" style:family="paragraph">
      <style:text-properties fo:language="fr" fo:country="FR"/>
    </style:style>
    <style:style style:name="P532" style:parent-style-name="Normal" style:family="paragraph">
      <style:text-properties fo:language="fr" fo:country="FR"/>
    </style:style>
    <style:style style:name="P533" style:parent-style-name="Normal" style:family="paragraph">
      <style:text-properties fo:language="fr" fo:country="FR"/>
    </style:style>
    <style:style style:name="P534" style:parent-style-name="Normal" style:family="paragraph">
      <style:text-properties fo:language="fr" fo:country="FR"/>
    </style:style>
    <style:style style:name="P535" style:parent-style-name="Normal" style:family="paragraph">
      <style:text-properties fo:language="fr" fo:country="FR"/>
    </style:style>
    <style:style style:name="P536" style:parent-style-name="Normal" style:family="paragraph">
      <style:text-properties fo:language="fr" fo:country="FR"/>
    </style:style>
    <style:style style:name="P537" style:parent-style-name="Normal" style:family="paragraph">
      <style:text-properties fo:language="fr" fo:country="FR"/>
    </style:style>
    <style:style style:name="P538" style:parent-style-name="Normal" style:family="paragraph">
      <style:text-properties fo:language="fr" fo:country="FR"/>
    </style:style>
    <style:style style:name="P539" style:parent-style-name="Normal" style:family="paragraph">
      <style:text-properties fo:language="fr" fo:country="FR"/>
    </style:style>
    <style:style style:name="P540" style:parent-style-name="Normal" style:family="paragraph">
      <style:text-properties fo:language="fr" fo:country="FR"/>
    </style:style>
    <style:style style:name="P541" style:parent-style-name="Normal" style:family="paragraph">
      <style:text-properties fo:language="fr" fo:country="FR"/>
    </style:style>
    <style:style style:name="P542" style:parent-style-name="Normal" style:family="paragraph">
      <style:text-properties fo:language="fr" fo:country="FR"/>
    </style:style>
    <style:style style:name="P543" style:parent-style-name="Normal" style:family="paragraph">
      <style:text-properties fo:language="fr" fo:country="FR"/>
    </style:style>
    <style:style style:name="P544" style:parent-style-name="Normal" style:family="paragraph">
      <style:text-properties fo:language="fr" fo:country="FR"/>
    </style:style>
    <style:style style:name="P545" style:parent-style-name="Normal" style:family="paragraph">
      <style:text-properties fo:language="fr" fo:country="FR"/>
    </style:style>
    <style:style style:name="P546" style:parent-style-name="Normal" style:family="paragraph">
      <style:text-properties fo:language="fr" fo:country="FR"/>
    </style:style>
    <style:style style:name="P547" style:parent-style-name="Normal" style:family="paragraph">
      <style:text-properties fo:language="fr" fo:country="FR"/>
    </style:style>
    <style:style style:name="P548" style:parent-style-name="Normal" style:family="paragraph">
      <style:text-properties fo:language="fr" fo:country="FR"/>
    </style:style>
    <style:style style:name="P549" style:parent-style-name="Normal" style:family="paragraph">
      <style:text-properties fo:language="fr" fo:country="FR"/>
    </style:style>
    <style:style style:name="P550" style:parent-style-name="Normal" style:family="paragraph">
      <style:text-properties fo:language="fr" fo:country="FR"/>
    </style:style>
    <style:style style:name="P551" style:parent-style-name="Normal" style:family="paragraph">
      <style:text-properties fo:language="fr" fo:country="FR"/>
    </style:style>
    <style:style style:name="P552" style:parent-style-name="Titre2" style:family="paragraph">
      <style:text-properties fo:language="fr" fo:country="FR"/>
    </style:style>
    <style:style style:name="P553" style:parent-style-name="Normal" style:family="paragraph">
      <style:text-properties fo:language="fr" fo:country="FR"/>
    </style:style>
    <style:style style:name="P554" style:parent-style-name="Normal" style:family="paragraph">
      <style:text-properties fo:language="fr" fo:country="FR"/>
    </style:style>
    <style:style style:name="P555" style:parent-style-name="Normal" style:family="paragraph">
      <style:text-properties fo:language="fr" fo:country="FR"/>
    </style:style>
    <style:style style:name="P556" style:parent-style-name="Normal" style:family="paragraph">
      <style:text-properties fo:language="fr" fo:country="FR"/>
    </style:style>
    <style:style style:name="P557" style:parent-style-name="Normal" style:family="paragraph">
      <style:text-properties fo:language="fr" fo:country="FR"/>
    </style:style>
    <style:style style:name="P558" style:parent-style-name="Normal" style:family="paragraph">
      <style:text-properties fo:language="fr" fo:country="FR"/>
    </style:style>
    <style:style style:name="P559" style:parent-style-name="Normal" style:family="paragraph">
      <style:text-properties fo:language="fr" fo:country="FR"/>
    </style:style>
    <style:style style:name="P560" style:parent-style-name="Titre2" style:family="paragraph">
      <style:text-properties fo:language="fr" fo:country="FR"/>
    </style:style>
    <style:style style:name="P561" style:parent-style-name="Normal" style:family="paragraph">
      <style:text-properties fo:language="fr" fo:country="FR"/>
    </style:style>
    <style:style style:name="P562" style:parent-style-name="Paragraphedeliste" style:family="paragraph">
      <style:text-properties fo:language="fr" fo:country="FR"/>
    </style:style>
    <style:style style:name="P563" style:parent-style-name="Paragraphedeliste" style:family="paragraph">
      <style:text-properties fo:language="fr" fo:country="FR"/>
    </style:style>
    <style:style style:name="P564" style:parent-style-name="Paragraphedeliste" style:family="paragraph">
      <style:text-properties fo:language="fr" fo:country="FR"/>
    </style:style>
    <style:style style:name="P565" style:parent-style-name="Paragraphedeliste" style:family="paragraph">
      <style:text-properties fo:language="fr" fo:country="FR"/>
    </style:style>
    <style:style style:name="P566" style:parent-style-name="Normal" style:family="paragraph">
      <style:text-properties fo:language="fr" fo:country="FR"/>
    </style:style>
    <style:style style:name="P567" style:parent-style-name="Normal" style:family="paragraph">
      <style:text-properties fo:language="fr" fo:country="FR"/>
    </style:style>
    <style:style style:name="P568" style:parent-style-name="Normal" style:family="paragraph">
      <style:text-properties fo:language="fr" fo:country="FR"/>
    </style:style>
    <style:style style:name="T569" style:parent-style-name="Policepardéfaut" style:family="text">
      <style:text-properties fo:language="fr" fo:country="FR"/>
    </style:style>
    <style:style style:name="P570" style:parent-style-name="Normal" style:family="paragraph">
      <style:text-properties fo:language="fr" fo:country="FR"/>
    </style:style>
    <style:style style:name="P571" style:parent-style-name="Normal" style:family="paragraph">
      <style:text-properties fo:language="fr" fo:country="FR"/>
    </style:style>
    <style:style style:name="P572" style:parent-style-name="Normal" style:family="paragraph">
      <style:text-properties fo:language="fr" fo:country="FR"/>
    </style:style>
    <style:style style:name="P573" style:parent-style-name="Normal" style:family="paragraph">
      <style:text-properties fo:language="fr" fo:country="FR"/>
    </style:style>
    <style:style style:name="P574" style:parent-style-name="Normal" style:family="paragraph">
      <style:text-properties fo:language="fr" fo:country="FR"/>
    </style:style>
    <style:style style:name="P575" style:parent-style-name="Normal" style:family="paragraph">
      <style:text-properties fo:language="fr" fo:country="FR"/>
    </style:style>
    <style:style style:name="P576" style:parent-style-name="Normal" style:family="paragraph">
      <style:paragraph-properties fo:text-indent="0.4923in"/>
      <style:text-properties fo:language="fr" fo:country="FR"/>
    </style:style>
    <style:style style:name="P577" style:parent-style-name="Normal" style:family="paragraph">
      <style:paragraph-properties fo:text-indent="0.4923in"/>
      <style:text-properties fo:language="fr" fo:country="FR"/>
    </style:style>
    <style:style style:name="P578" style:parent-style-name="Normal" style:family="paragraph">
      <style:text-properties fo:language="fr" fo:country="FR"/>
    </style:style>
    <style:style style:name="P579" style:parent-style-name="Normal" style:family="paragraph">
      <style:text-properties fo:language="fr" fo:country="FR"/>
    </style:style>
    <style:style style:name="P580" style:parent-style-name="Normal" style:family="paragraph">
      <style:text-properties fo:language="fr" fo:country="FR"/>
    </style:style>
    <style:style style:name="P581" style:parent-style-name="Normal" style:family="paragraph">
      <style:text-properties fo:language="fr" fo:country="FR"/>
    </style:style>
    <style:style style:name="P582" style:parent-style-name="Normal" style:family="paragraph">
      <style:text-properties fo:language="fr" fo:country="FR"/>
    </style:style>
    <style:style style:name="P583" style:parent-style-name="Normal" style:family="paragraph">
      <style:text-properties fo:language="fr" fo:country="FR"/>
    </style:style>
    <style:style style:name="P584" style:parent-style-name="Normal" style:family="paragraph">
      <style:text-properties fo:language="fr" fo:country="FR"/>
    </style:style>
    <style:style style:name="P585" style:parent-style-name="Normal" style:family="paragraph">
      <style:text-properties fo:language="fr" fo:country="FR"/>
    </style:style>
    <style:style style:name="P586" style:parent-style-name="Normal" style:family="paragraph">
      <style:text-properties fo:language="fr" fo:country="FR"/>
    </style:style>
    <style:style style:name="P587" style:parent-style-name="Titre2" style:family="paragraph">
      <style:text-properties fo:language="fr" fo:country="FR"/>
    </style:style>
    <style:style style:name="P588" style:parent-style-name="Paragraphedeliste" style:family="paragraph">
      <style:text-properties fo:language="fr" fo:country="FR"/>
    </style:style>
    <style:style style:name="P589" style:parent-style-name="Paragraphedeliste" style:family="paragraph">
      <style:text-properties fo:language="fr" fo:country="FR"/>
    </style:style>
    <style:style style:name="P590" style:parent-style-name="Paragraphedeliste" style:family="paragraph">
      <style:text-properties fo:language="fr" fo:country="FR"/>
    </style:style>
    <style:style style:name="P591" style:parent-style-name="Paragraphedeliste" style:family="paragraph">
      <style:text-properties fo:language="fr" fo:country="FR"/>
    </style:style>
    <style:style style:name="T592" style:parent-style-name="Policepardéfaut" style:family="text">
      <style:text-properties fo:language="fr" fo:country="FR"/>
    </style:style>
    <style:style style:name="P593" style:parent-style-name="Normal" style:family="paragraph">
      <style:text-properties fo:language="fr" fo:country="FR"/>
    </style:style>
    <style:style style:name="P594" style:parent-style-name="Normal" style:family="paragraph">
      <style:text-properties fo:language="fr" fo:country="FR"/>
    </style:style>
    <style:style style:name="P595" style:parent-style-name="Normal" style:family="paragraph">
      <style:text-properties fo:language="fr" fo:country="FR"/>
    </style:style>
    <style:style style:name="P596" style:parent-style-name="Normal" style:family="paragraph">
      <style:text-properties fo:language="fr" fo:country="FR"/>
    </style:style>
    <style:style style:name="P597" style:parent-style-name="Normal" style:family="paragraph">
      <style:text-properties fo:language="fr" fo:country="FR"/>
    </style:style>
    <style:style style:name="P598" style:parent-style-name="Normal" style:family="paragraph">
      <style:text-properties fo:language="fr" fo:country="FR"/>
    </style:style>
    <style:style style:name="P599" style:parent-style-name="Normal" style:family="paragraph">
      <style:text-properties fo:language="fr" fo:country="FR"/>
    </style:style>
    <style:style style:name="P600" style:parent-style-name="Normal" style:family="paragraph">
      <style:text-properties fo:language="fr" fo:country="FR"/>
    </style:style>
    <style:style style:name="P601" style:parent-style-name="Normal" style:family="paragraph">
      <style:text-properties fo:language="fr" fo:country="FR"/>
    </style:style>
    <style:style style:name="P602" style:parent-style-name="Normal" style:family="paragraph">
      <style:text-properties fo:language="fr" fo:country="FR"/>
    </style:style>
    <style:style style:name="P603" style:parent-style-name="Normal" style:family="paragraph">
      <style:text-properties fo:language="fr" fo:country="FR"/>
    </style:style>
    <style:style style:name="P604" style:parent-style-name="Normal" style:family="paragraph">
      <style:text-properties fo:language="fr" fo:country="FR"/>
    </style:style>
    <style:style style:name="P605" style:parent-style-name="Normal" style:family="paragraph">
      <style:text-properties fo:language="fr" fo:country="FR"/>
    </style:style>
    <style:style style:name="P606" style:parent-style-name="Normal" style:family="paragraph">
      <style:text-properties fo:language="fr" fo:country="FR"/>
    </style:style>
    <style:style style:name="T607" style:parent-style-name="Policepardéfaut" style:family="text">
      <style:text-properties fo:language="fr" fo:country="FR"/>
    </style:style>
    <style:style style:name="P608" style:parent-style-name="Normal" style:family="paragraph">
      <style:text-properties fo:language="fr" fo:country="FR"/>
    </style:style>
    <style:style style:name="P609" style:parent-style-name="Normal" style:family="paragraph">
      <style:text-properties fo:language="fr" fo:country="FR"/>
    </style:style>
    <style:style style:name="P610" style:parent-style-name="Normal" style:family="paragraph">
      <style:text-properties fo:language="fr" fo:country="FR"/>
    </style:style>
    <style:style style:name="P611" style:parent-style-name="Normal" style:family="paragraph">
      <style:paragraph-properties fo:text-indent="0.4923in"/>
      <style:text-properties fo:language="fr" fo:country="FR"/>
    </style:style>
    <style:style style:name="P612" style:parent-style-name="Normal" style:family="paragraph">
      <style:paragraph-properties fo:text-indent="0.4923in"/>
      <style:text-properties fo:language="fr" fo:country="FR"/>
    </style:style>
    <style:style style:name="P613" style:parent-style-name="Normal" style:family="paragraph">
      <style:paragraph-properties fo:text-indent="0.4923in"/>
      <style:text-properties fo:language="fr" fo:country="FR"/>
    </style:style>
    <style:style style:name="P614" style:parent-style-name="Normal" style:family="paragraph">
      <style:text-properties fo:language="fr" fo:country="FR"/>
    </style:style>
    <style:style style:name="P615" style:parent-style-name="Normal" style:family="paragraph">
      <style:text-properties fo:language="fr" fo:country="FR"/>
    </style:style>
    <style:style style:name="P616" style:parent-style-name="Normal" style:family="paragraph">
      <style:text-properties fo:language="fr" fo:country="FR"/>
    </style:style>
    <style:style style:name="P617" style:parent-style-name="Normal" style:family="paragraph">
      <style:text-properties fo:language="fr" fo:country="FR"/>
    </style:style>
    <style:style style:name="P618" style:parent-style-name="Normal" style:family="paragraph">
      <style:text-properties fo:language="fr" fo:country="FR"/>
    </style:style>
    <style:style style:name="P619" style:parent-style-name="Normal" style:family="paragraph">
      <style:text-properties fo:language="fr" fo:country="FR"/>
    </style:style>
    <style:style style:name="P620" style:parent-style-name="Normal" style:family="paragraph">
      <style:text-properties fo:language="fr" fo:country="FR"/>
    </style:style>
    <style:style style:name="P621" style:parent-style-name="Normal" style:family="paragraph">
      <style:text-properties fo:language="fr" fo:country="FR"/>
    </style:style>
    <style:style style:name="P622" style:parent-style-name="Normal" style:family="paragraph">
      <style:text-properties fo:language="fr" fo:country="FR"/>
    </style:style>
    <style:style style:name="P623" style:parent-style-name="Normal" style:family="paragraph">
      <style:text-properties fo:language="fr" fo:country="FR"/>
    </style:style>
    <style:style style:name="P624" style:parent-style-name="Normal" style:family="paragraph">
      <style:text-properties fo:language="fr" fo:country="FR"/>
    </style:style>
    <style:style style:name="P625" style:parent-style-name="Normal" style:family="paragraph">
      <style:text-properties fo:language="fr" fo:country="FR"/>
    </style:style>
    <style:style style:name="P626" style:parent-style-name="Normal" style:family="paragraph">
      <style:text-properties fo:language="fr" fo:country="FR"/>
    </style:style>
    <style:style style:name="P627" style:parent-style-name="Normal" style:family="paragraph">
      <style:text-properties fo:language="fr" fo:country="FR"/>
    </style:style>
    <style:style style:name="P628" style:parent-style-name="Normal" style:family="paragraph">
      <style:text-properties fo:language="fr" fo:country="FR"/>
    </style:style>
    <style:style style:name="P629" style:parent-style-name="Normal" style:family="paragraph">
      <style:text-properties fo:language="fr" fo:country="FR"/>
    </style:style>
    <style:style style:name="P630" style:parent-style-name="Normal" style:family="paragraph">
      <style:text-properties fo:language="fr" fo:country="FR"/>
    </style:style>
    <style:style style:name="P631" style:parent-style-name="Normal" style:family="paragraph">
      <style:text-properties fo:language="fr" fo:country="FR"/>
    </style:style>
    <style:style style:name="P632" style:parent-style-name="Normal" style:family="paragraph">
      <style:text-properties fo:language="fr" fo:country="FR"/>
    </style:style>
    <style:style style:name="P633" style:parent-style-name="Normal" style:family="paragraph">
      <style:text-properties fo:language="fr" fo:country="FR"/>
    </style:style>
    <style:style style:name="P634" style:parent-style-name="Normal" style:family="paragraph">
      <style:text-properties fo:language="fr" fo:country="FR"/>
    </style:style>
    <style:style style:name="P635" style:parent-style-name="Normal" style:family="paragraph">
      <style:paragraph-properties fo:text-indent="0.4923in"/>
      <style:text-properties fo:language="fr" fo:country="FR"/>
    </style:style>
    <style:style style:name="P636" style:parent-style-name="Titre2" style:family="paragraph">
      <style:text-properties fo:language="fr" fo:country="FR"/>
    </style:style>
    <style:style style:name="P637" style:parent-style-name="Paragraphedeliste" style:family="paragraph">
      <style:text-properties fo:language="fr" fo:country="FR"/>
    </style:style>
    <style:style style:name="P638" style:parent-style-name="Paragraphedeliste" style:family="paragraph">
      <style:text-properties fo:language="fr" fo:country="FR"/>
    </style:style>
    <style:style style:name="P639" style:parent-style-name="Normal" style:family="paragraph">
      <style:text-properties fo:language="fr" fo:country="FR"/>
    </style:style>
    <style:style style:name="T640" style:parent-style-name="Policepardéfaut" style:family="text">
      <style:text-properties fo:language="fr" fo:country="FR"/>
    </style:style>
    <style:style style:name="P641" style:parent-style-name="Normal" style:family="paragraph">
      <style:text-properties fo:language="fr" fo:country="FR"/>
    </style:style>
    <style:style style:name="P642" style:parent-style-name="Normal" style:family="paragraph">
      <style:text-properties fo:language="fr" fo:country="FR"/>
    </style:style>
    <style:style style:name="P643" style:parent-style-name="Normal" style:family="paragraph">
      <style:text-properties fo:language="fr" fo:country="FR"/>
    </style:style>
    <style:style style:name="P644" style:parent-style-name="Normal" style:family="paragraph">
      <style:text-properties fo:language="fr" fo:country="FR"/>
    </style:style>
    <style:style style:name="P645" style:parent-style-name="Normal" style:family="paragraph">
      <style:text-properties fo:language="fr" fo:country="FR"/>
    </style:style>
    <style:style style:name="P646" style:parent-style-name="Normal" style:family="paragraph">
      <style:text-properties fo:language="fr" fo:country="FR"/>
    </style:style>
    <style:style style:name="P647" style:parent-style-name="Normal" style:family="paragraph">
      <style:text-properties fo:language="fr" fo:country="FR"/>
    </style:style>
    <style:style style:name="P648" style:parent-style-name="Normal" style:family="paragraph">
      <style:text-properties fo:language="fr" fo:country="FR"/>
    </style:style>
    <style:style style:name="P649" style:parent-style-name="Normal" style:family="paragraph">
      <style:text-properties fo:language="fr" fo:country="FR"/>
    </style:style>
    <style:style style:name="P650" style:parent-style-name="Normal" style:family="paragraph">
      <style:text-properties fo:language="fr" fo:country="FR"/>
    </style:style>
    <style:style style:name="P651" style:parent-style-name="Normal" style:family="paragraph">
      <style:text-properties fo:language="fr" fo:country="FR"/>
    </style:style>
    <style:style style:name="P652" style:parent-style-name="Normal" style:family="paragraph">
      <style:text-properties fo:language="fr" fo:country="FR"/>
    </style:style>
    <style:style style:name="P653" style:parent-style-name="Normal" style:family="paragraph">
      <style:text-properties fo:language="fr" fo:country="FR"/>
    </style:style>
    <style:style style:name="P654" style:parent-style-name="Normal" style:family="paragraph">
      <style:text-properties fo:language="fr" fo:country="FR"/>
    </style:style>
    <style:style style:name="P655" style:parent-style-name="Normal" style:family="paragraph">
      <style:text-properties fo:language="fr" fo:country="FR"/>
    </style:style>
    <style:style style:name="P656" style:parent-style-name="Normal" style:family="paragraph">
      <style:text-properties fo:language="fr" fo:country="FR"/>
    </style:style>
    <style:style style:name="P657" style:parent-style-name="Normal" style:family="paragraph">
      <style:text-properties fo:language="fr" fo:country="FR"/>
    </style:style>
    <style:style style:name="P658" style:parent-style-name="Normal" style:family="paragraph">
      <style:text-properties fo:language="fr" fo:country="FR"/>
    </style:style>
    <style:style style:name="P659" style:parent-style-name="Normal" style:family="paragraph">
      <style:text-properties fo:language="fr" fo:country="FR"/>
    </style:style>
    <style:style style:name="P660" style:parent-style-name="Normal" style:family="paragraph">
      <style:text-properties fo:language="fr" fo:country="FR"/>
    </style:style>
    <style:style style:name="P661" style:parent-style-name="Normal" style:family="paragraph">
      <style:text-properties fo:language="fr" fo:country="FR"/>
    </style:style>
    <style:style style:name="P662" style:parent-style-name="Normal" style:family="paragraph">
      <style:text-properties fo:language="fr" fo:country="FR"/>
    </style:style>
    <style:style style:name="P663" style:parent-style-name="Titre2" style:family="paragraph">
      <style:text-properties fo:language="fr" fo:country="FR"/>
    </style:style>
    <style:style style:name="P664" style:parent-style-name="Normal" style:family="paragraph">
      <style:text-properties fo:language="fr" fo:country="FR"/>
    </style:style>
    <style:style style:name="P665" style:parent-style-name="Normal" style:family="paragraph">
      <style:text-properties fo:language="fr" fo:country="FR"/>
    </style:style>
    <style:style style:name="P666" style:parent-style-name="Normal" style:family="paragraph">
      <style:text-properties fo:language="fr" fo:country="FR"/>
    </style:style>
    <style:style style:name="P667" style:parent-style-name="Normal" style:family="paragraph">
      <style:text-properties fo:language="fr" fo:country="FR"/>
    </style:style>
    <style:style style:name="P668" style:parent-style-name="Paragraphedeliste" style:family="paragraph">
      <style:text-properties fo:language="fr" fo:country="FR"/>
    </style:style>
    <style:style style:name="P669" style:parent-style-name="Paragraphedeliste" style:family="paragraph">
      <style:text-properties fo:language="fr" fo:country="FR"/>
    </style:style>
    <style:style style:name="P670" style:parent-style-name="Paragraphedeliste" style:family="paragraph">
      <style:text-properties fo:language="fr" fo:country="FR"/>
    </style:style>
    <style:style style:name="P671" style:parent-style-name="Paragraphedeliste" style:family="paragraph">
      <style:text-properties fo:language="fr" fo:country="FR"/>
    </style:style>
    <style:style style:name="T672" style:parent-style-name="Policepardéfaut" style:family="text">
      <style:text-properties fo:language="fr" fo:country="FR"/>
    </style:style>
    <style:style style:name="T673" style:parent-style-name="Policepardéfaut" style:family="text">
      <style:text-properties fo:language="fr" fo:country="FR"/>
    </style:style>
    <style:style style:name="P674" style:parent-style-name="Normal" style:family="paragraph">
      <style:text-properties fo:language="fr" fo:country="FR"/>
    </style:style>
    <style:style style:name="P675" style:parent-style-name="Normal" style:family="paragraph">
      <style:text-properties fo:language="fr" fo:country="FR"/>
    </style:style>
    <style:style style:name="P676" style:parent-style-name="Normal" style:family="paragraph">
      <style:text-properties fo:language="fr" fo:country="FR"/>
    </style:style>
    <style:style style:name="P677" style:parent-style-name="Normal" style:family="paragraph">
      <style:text-properties fo:language="fr" fo:country="FR"/>
    </style:style>
    <style:style style:name="P678" style:parent-style-name="Normal" style:family="paragraph">
      <style:text-properties fo:language="fr" fo:country="FR"/>
    </style:style>
    <style:style style:name="P679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0" style:parent-style-name="Normal" style:family="paragraph">
      <style:paragraph-properties fo:margin-left="3.4465in">
        <style:tab-stops/>
      </style:paragraph-properties>
      <style:text-properties fo:language="fr" fo:country="FR"/>
    </style:style>
    <style:style style:name="P681" style:parent-style-name="Normal" style:family="paragraph">
      <style:paragraph-properties fo:margin-left="2.9541in" fo:text-indent="0.4923in">
        <style:tab-stops/>
      </style:paragraph-properties>
      <style:text-properties fo:language="fr" fo:country="FR"/>
    </style:style>
    <style:style style:name="P682" style:parent-style-name="Normal" style:family="paragraph">
      <style:text-properties fo:language="fr" fo:country="FR"/>
    </style:style>
    <style:style style:name="P683" style:parent-style-name="Normal" style:family="paragraph">
      <style:text-properties fo:language="fr" fo:country="FR"/>
    </style:style>
    <style:style style:name="P684" style:parent-style-name="Normal" style:family="paragraph">
      <style:text-properties fo:language="fr" fo:country="FR"/>
    </style:style>
    <style:style style:name="P685" style:parent-style-name="Normal" style:family="paragraph">
      <style:text-properties fo:language="fr" fo:country="FR"/>
    </style:style>
    <style:style style:name="P686" style:parent-style-name="Normal" style:family="paragraph">
      <style:text-properties fo:language="fr" fo:country="FR"/>
    </style:style>
    <style:style style:name="P687" style:parent-style-name="Titre2" style:family="paragraph">
      <style:text-properties fo:language="fr" fo:country="FR"/>
    </style:style>
    <style:style style:name="P688" style:parent-style-name="Normal" style:family="paragraph">
      <style:text-properties fo:language="fr" fo:country="FR"/>
    </style:style>
    <style:style style:name="P689" style:parent-style-name="Paragraphedeliste" style:family="paragraph">
      <style:text-properties fo:language="fr" fo:country="FR"/>
    </style:style>
    <style:style style:name="P690" style:parent-style-name="Paragraphedeliste" style:family="paragraph"/>
    <style:style style:name="T691" style:parent-style-name="Policepardéfaut" style:family="text">
      <style:text-properties fo:language="fr" fo:country="FR"/>
    </style:style>
    <style:style style:name="P692" style:parent-style-name="Normal" style:family="paragraph">
      <style:text-properties fo:language="fr" fo:country="FR"/>
    </style:style>
    <style:style style:name="P693" style:parent-style-name="Normal" style:family="paragraph">
      <style:text-properties fo:language="fr" fo:country="FR"/>
    </style:style>
    <style:style style:name="P694" style:parent-style-name="Normal" style:family="paragraph">
      <style:text-properties fo:language="fr" fo:country="FR"/>
    </style:style>
    <style:style style:name="P695" style:parent-style-name="Normal" style:family="paragraph">
      <style:text-properties fo:language="fr" fo:country="FR"/>
    </style:style>
    <style:style style:name="P696" style:parent-style-name="Normal" style:family="paragraph">
      <style:text-properties fo:language="fr" fo:country="FR"/>
    </style:style>
    <style:style style:name="P697" style:parent-style-name="Normal" style:family="paragraph">
      <style:text-properties fo:language="fr" fo:country="FR"/>
    </style:style>
    <style:style style:name="P698" style:parent-style-name="Normal" style:family="paragraph">
      <style:text-properties fo:language="fr" fo:country="FR"/>
    </style:style>
    <style:style style:name="P699" style:parent-style-name="Normal" style:family="paragraph">
      <style:text-properties fo:language="fr" fo:country="FR"/>
    </style:style>
    <style:style style:name="P700" style:parent-style-name="Normal" style:family="paragraph">
      <style:text-properties fo:language="fr" fo:country="FR"/>
    </style:style>
    <style:style style:name="P701" style:parent-style-name="Normal" style:family="paragraph">
      <style:text-properties fo:language="fr" fo:country="FR"/>
    </style:style>
    <style:style style:name="P702" style:parent-style-name="Normal" style:family="paragraph">
      <style:text-properties fo:language="fr" fo:country="FR"/>
    </style:style>
    <style:style style:name="P703" style:parent-style-name="Normal" style:family="paragraph">
      <style:text-properties fo:language="fr" fo:country="FR"/>
    </style:style>
    <style:style style:name="P704" style:parent-style-name="Normal" style:family="paragraph">
      <style:text-properties fo:language="fr" fo:country="FR"/>
    </style:style>
    <style:style style:name="P705" style:parent-style-name="Normal" style:family="paragraph">
      <style:text-properties fo:language="fr" fo:country="FR"/>
    </style:style>
    <style:style style:name="P706" style:parent-style-name="Normal" style:family="paragraph">
      <style:text-properties fo:language="fr" fo:country="FR"/>
    </style:style>
    <style:style style:name="P707" style:parent-style-name="Normal" style:family="paragraph">
      <style:text-properties fo:language="fr" fo:country="FR"/>
    </style:style>
    <style:style style:name="P708" style:parent-style-name="Normal" style:family="paragraph">
      <style:text-properties fo:language="fr" fo:country="FR"/>
    </style:style>
    <style:style style:name="T709" style:parent-style-name="Policepardéfaut" style:family="text">
      <style:text-properties fo:language="fr" fo:country="FR"/>
    </style:style>
    <style:style style:name="T710" style:parent-style-name="Policepardéfaut" style:family="text">
      <style:text-properties fo:language="fr" fo:country="FR"/>
    </style:style>
    <style:style style:name="T711" style:parent-style-name="Policepardéfaut" style:family="text">
      <style:text-properties fo:language="fr" fo:country="FR"/>
    </style:style>
    <style:style style:name="P712" style:parent-style-name="Normal" style:family="paragraph">
      <style:text-properties fo:language="fr" fo:country="FR"/>
    </style:style>
    <style:style style:name="P713" style:parent-style-name="Normal" style:family="paragraph">
      <style:text-properties fo:language="fr" fo:country="FR"/>
    </style:style>
    <style:style style:family="graphic" style:name="a10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389in solid #70ad47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389in solid #ed7d31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Rappels de SQL</text:h>
      <text:p text:style-name="P2"/>
      <text:p text:style-name="P3">Langage non procédurale de :</text:p>
      <text:list text:style-name="LFO1" text:continue-numbering="true">
        <text:list-item>
          <text:p text:style-name="P4">Définition de données</text:p>
        </text:list-item>
        <text:list-item>
          <text:p text:style-name="P5">Manipulation de données</text:p>
        </text:list-item>
        <text:list-item>
          <text:p text:style-name="P6">Contrôle de données</text:p>
        </text:list-item>
      </text:list>
      <text:p text:style-name="P7">basée sur l’algèbre relationnelle de Codd (1970).</text:p>
      <text:p text:style-name="P8"/>
      <text:h text:style-name="Titre2" text:outline-level="2"><text:span text:style-name="T9">Syntaxe</text:span><text:span text:style-name="T10"><text:s/></text:span><text:span text:style-name="T11">minimale</text:span><text:span text:style-name="T12"><text:s/></text:span><text:span text:style-name="T13">d’une</text:span><text:span text:style-name="T14"><text:s/></text:span><text:span text:style-name="T15">requête</text:span></text:h>
      <text:p text:style-name="P16">Select &lt;Liste d’attributs&gt; From &lt;Liste de relation&gt;</text:p>
      <text:p text:style-name="P17"/>
      <text:p text:style-name="P18">On peut utiliser d’autres clauses pour exprimer les jointures, tris, projections, restrictions et agrégats.</text:p>
      <text:p text:style-name="P19"/>
      <text:h text:style-name="Titre2" text:outline-level="2"><text:span text:style-name="T20">Syntaxe</text:span><text:span text:style-name="T21"><text:s/></text:span><text:span text:style-name="T22">étendue</text:span><text:span text:style-name="T23"> </text:span></text:h>
      <text:p text:style-name="P24">Select &lt;Liste d’attrs.&gt;</text:p>
      <text:p text:style-name="P25">From &lt;Liste de relation&gt; Join ON &lt;critère de jointure&gt;</text:p>
      <text:p text:style-name="P26">WHERE &lt;Restrictions&gt;</text:p>
      <text:p text:style-name="P27">Group By &lt;Liste d’attrs. à portionner&gt;</text:p>
      <text:p text:style-name="P28">Having &lt;condition de calcul sur regroupement&gt;</text:p>
      <text:p text:style-name="P29"><text:span text:style-name="T30">ORDER BY &lt;Attr</text:span><text:span text:style-name="T31">1</text:span><text:span text:style-name="T32">&gt; [ASC/DESC]... Attr</text:span><text:span text:style-name="T33">n</text:span><text:span text:style-name="T34"><text:s/>[ASC/DESC]</text:span></text:p>
      <text:p text:style-name="P35"/>
      <text:h text:style-name="Titre2" text:outline-level="2"><text:span text:style-name="T36">Sous requêtes</text:span></text:h>
      <text:p text:style-name="P37">derrière Where et Having on peut positionner des requêtes qui retournent soit une valeur, soit un ensemble de valeurs (IN)</text:p>
      <text:p text:style-name="P38"/>
      <text:p text:style-name="P39">En SQL, on a le mot clé EXISTS</text:p>
      <text:p text:style-name="Normal"><text:span text:style-name="T40">EXISTS(Select …)</text:span><text:span text:style-name="T41"><text:s text:c="2"/>est évalué à vrai si l’évaluation du Select est non vide.</text:span></text:p>
      <text:p text:style-name="P42">La requête appelante n’est évaluée que si le EXISTS retourne vrai.</text:p>
      <text:p text:style-name="P43"/>
      <text:h text:style-name="P44" text:outline-level="2">La Division</text:h>
      <text:p text:style-name="P45">Donner les N° des médecins qui ont été consultés par tous les patients.</text:p>
      <text:p text:style-name="Normal"><text:span text:style-name="T46">La division d’une relation R de schéma R(A</text:span><text:span text:style-name="T47">1</text:span><text:span text:style-name="T48">…A</text:span><text:span text:style-name="T49">n</text:span><text:span text:style-name="T50">) par une relation S(A</text:span><text:span text:style-name="T51">p11</text:span><text:span text:style-name="T52">…A</text:span><text:span text:style-name="T53">n</text:span><text:span text:style-name="T54">) est la relation T(A</text:span><text:span text:style-name="T55">1</text:span><text:span text:style-name="T56">…A</text:span><text:span text:style-name="T57">p</text:span><text:span text:style-name="T58">) formée de tous les t-uples qui, concaténés à chaque t-uple de S, donne toujours un t-uple de R.</text:span></text:p>
      <text:p text:style-name="P59"/>
      <text:p text:style-name="Normal"><text:span text:style-name="T60">-&gt; SQL n’offre pas de quantificateurs<text:s/></text:span><text:span text:style-name="T61">∀</text:span><text:span text:style-name="T62">. On utilise donc une négation du quantificateur<text:s/></text:span><text:span text:style-name="T63">∃</text:span></text:p>
      <text:p text:style-name="P64">La question</text:p>
      <text:p text:style-name="P65">« Donner le numéro des médecins ayant été consultés par tous les patients »</text:p>
      <text:p text:style-name="P66">devient</text:p>
      <text:p text:style-name="P67">« Donner le numéro des médecins pour lesquels il n’existe aucun patient qui ne l’a pas consulté ».</text:p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R(A.B) / S(B) = T(A)</text:p>
      <text:p text:style-name="Normal"><text:span text:style-name="T75"><text:tab/>= {a<text:s/></text:span><text:span text:style-name="T76">∈</text:span><text:span text:style-name="T77"><text:s/>R(A) |<text:s/></text:span><text:span text:style-name="T78">∀</text:span><text:span text:style-name="T79">b<text:s/></text:span><text:span text:style-name="T80">∈</text:span><text:span text:style-name="T81"><text:s/>S(B), (Q,B)<text:s/></text:span><text:span text:style-name="T82">∈</text:span><text:span text:style-name="T83"><text:s/>R(A,B)}</text:span></text:p>
      <text:p text:style-name="Normal"><text:span text:style-name="T84"><text:tab/>= {q<text:s/></text:span><text:span text:style-name="T85">∈</text:span><text:span text:style-name="T86"><text:s/>R(A) | !</text:span><text:span text:style-name="T87">∃b</text:span><text:span text:style-name="T88"><text:s/>S(B), (Q,B)<text:s/></text:span><text:span text:style-name="T89">∉</text:span><text:span text:style-name="T90"><text:s/>R(A,B)}</text:span></text:p>
      <text:p text:style-name="P91"/>
      <text:p text:style-name="Normal"><text:span text:style-name="T92">Select A From R</text:span><text:span text:style-name="T93">QS</text:span><text:span text:style-name="T94"><text:s/>R</text:span><text:span text:style-name="T95">1</text:span><text:span text:style-name="T96"><text:s/>Where not exists</text:span></text:p>
      <text:p text:style-name="P97"><text:tab/>(Select B From S Where not exists</text:p>
      <text:p text:style-name="Normal"><text:span text:style-name="T98"><text:tab/></text:span><text:span text:style-name="T99"><text:tab/>(Select A,B From R where R</text:span><text:span text:style-name="T100">1</text:span><text:span text:style-name="T101">A=A AND S.B=B))</text:span></text:p>
      <text:p text:style-name="P102"/>
      <text:p text:style-name="P103">On a aussi UNION, INTERSECT, EXCEPT</text:p>
      <text:p text:style-name="P104"/>
      <text:h text:style-name="Titre2" text:outline-level="2"><text:span text:style-name="T105">Schéma</text:span><text:span text:style-name="T106"><text:s/></text:span><text:span text:style-name="T107">relationnel</text:span></text:h>
      <text:p text:style-name="Normal"><text:span text:style-name="T108">Véhicule (</text:span><text:span text:style-name="T109">n° immat</text:span><text:span text:style-name="T110">, Modèle, Marque, Couleur, Puissance Fiscale, #NumAgProp)</text:span></text:p>
      <text:p text:style-name="Normal"><text:span text:style-name="T111">Agence (</text:span><text:span text:style-name="T112">n° Ag</text:span><text:span text:style-name="T113">, NomAg, AdresseAg, VilleAg, TélAg)</text:span></text:p>
      <text:p text:style-name="Normal"><text:span text:style-name="T114">Locataire (</text:span><text:span text:style-name="T115">n°Loc</text:span><text:span text:style-name="T116">, NomLoc, PrénomLoc, AdresseLoc, VilleLoc, TelLoc)</text:span></text:p>
      <text:p text:style-name="Normal"><text:span text:style-name="T117">Assurance (</text:span><text:span text:style-name="T118">n°Ass</text:span><text:span text:style-name="T119">, NomAss, AdresseAss, VilleAss, TélAss)</text:span></text:p>
      <text:p text:style-name="Normal"><text:span text:style-name="T120">Loue (</text:span><text:span text:style-name="T121">n°Location</text:span><text:span text:style-name="T122">,<text:s/></text:span><text:span text:style-name="T123">NumImmat</text:span><text:span text:style-name="T124">,<text:s/></text:span><text:span text:style-name="T125">NumAg</text:span><text:span text:style-name="T126">,<text:s/></text:span><text:span text:style-name="T127">DateDebL</text:span><text:span text:style-name="T128">, DuréeL)</text:span></text:p>
      <text:p text:style-name="Normal"><text:span text:style-name="T129">Assure (</text:span><text:span text:style-name="T130">n°Ag</text:span><text:span text:style-name="T131">,<text:s/></text:span><text:span text:style-name="T132">NumImmat</text:span><text:span text:style-name="T133">,<text:s/></text:span><text:span text:style-name="T134">NumAss</text:span><text:span text:style-name="T135">,<text:s/></text:span><text:span text:style-name="T136">DateDebA</text:span><text:span text:style-name="T137">, DuréeA)</text:span></text:p>
      <text:p text:style-name="P138"/>
      <text:p text:style-name="P139">Donner le nom des locataires d’une Opel Astra.</text:p>
      <text:list text:style-name="LFO1" text:continue-numbering="true">
        <text:list-item>
          <text:p text:style-name="P140">Algèbre relationnel :</text:p>
        </text:list-item>
      </text:list>
      <text:p text:style-name="Normal"><text:span text:style-name="T141"><text:tab/></text:span><draw:frame draw:style-name="a0" text:anchor-type="as-char" svg:x="0in" svg:y="0in" svg:width="5.31667in" svg:height="0.34167in" style:rel-width="scale" style:rel-height="scale"><draw:object xlink:href="Object 1/" xlink:type="simple" xlink:show="embed" xlink:actuate="onLoad"/></draw:frame></text:p>
      <text:p text:style-name="P142"/>
      <text:list text:style-name="LFO1" text:continue-numbering="true">
        <text:list-item>
          <text:p text:style-name="P143">SQL :</text:p>
        </text:list-item>
      </text:list>
      <text:p text:style-name="P144">Select NomLoc From (Locataire Join Loue on NumLoc) Join Vehicule ON NumImmat</text:p>
      <text:p text:style-name="P145"><text:tab/>Where Modèle Like ‘Astra’ AND Marque Like ‘Opel’</text:p>
      <text:p text:style-name="P146"/>
      <text:list text:style-name="LFO1" text:continue-numbering="true">
        <text:list-item>
          <text:p text:style-name="P147">Imbriquée :</text:p>
        </text:list-item>
      </text:list>
      <text:p text:style-name="P148">Select NomLoc From Locataire where NumLoc IN</text:p>
      <text:p text:style-name="P149"><text:tab/>(Select NumLoc From Loue Where NumImmat IN</text:p>
      <text:p text:style-name="P150"><text:tab/><text:tab/>(Select NumImmat From Véhicule Where Modèle Like ‘Astra’ And Marque Like ‘Opel’</text:p>
      <text:p text:style-name="P151"><text:tab/><text:tab/></text:p>
      <text:p text:style-name="P152"/>
      <text:p text:style-name="P153"/>
      <text:p text:style-name="P154">Donner le téléphone de l’assurance du véhicule loué par Mr Dupond Jean.</text:p>
      <text:list text:style-name="LFO1" text:continue-numbering="true">
        <text:list-item>
          <text:p text:style-name="P155">Algèbre relationnel :</text:p>
        </text:list-item>
      </text:list>
      <text:p text:style-name="P156"><draw:frame draw:style-name="a1" text:anchor-type="as-char" svg:x="0in" svg:y="0in" svg:width="7.65in" svg:height="0.33333in" style:rel-width="scale" style:rel-height="scale"><draw:object xlink:href="Object 2/" xlink:type="simple" xlink:show="embed" xlink:actuate="onLoad"/></draw:frame></text:p>
      <text:p text:style-name="P157"/>
      <text:list text:style-name="LFO1" text:continue-numbering="true">
        <text:list-item>
          <text:p text:style-name="P158">SQL :</text:p>
        </text:list-item>
      </text:list>
      <text:p text:style-name="P159">Select TélAss From Assurance Where NomAss IN (Select NumAss From Assure</text:p>
      <text:p text:style-name="P160"><text:tab/>Where NumImmat IN (Select NumImmat From Loue Where NumLoc IN (Select NumLoc From</text:p>
      <text:p text:style-name="P161"><text:tab/>Locataire Where NomLoc Like ‘Dupont’ AND PrénomLoc Like ‘Jean’)))</text:p>
      <text:p text:style-name="P162"/>
      <text:p text:style-name="P163"/>
      <text:p text:style-name="P164">Donner le nom des locataires ayant loué tous les véhicules</text:p>
      <text:list text:style-name="LFO1" text:continue-numbering="true">
        <text:list-item>
          <text:p text:style-name="P165">Algèbre relationnel :</text:p>
        </text:list-item>
      </text:list>
      <text:p text:style-name="P166"><draw:frame draw:style-name="a2" text:anchor-type="as-char" svg:x="0in" svg:y="0in" svg:width="4.28333in" svg:height="0.19167in" style:rel-width="scale" style:rel-height="scale"><draw:object xlink:href="Object 3/" xlink:type="simple" xlink:show="embed" xlink:actuate="onLoad"/></draw:frame></text:p>
      <text:list text:style-name="LFO1" text:continue-numbering="true">
        <text:list-item>
          <text:p text:style-name="P167">SQL :</text:p>
        </text:list-item>
      </text:list>
      <text:p text:style-name="P168"/>
      <text:p text:style-name="P169">Select NomLoc From Locataire Where NumLoc IN</text:p>
      <text:p text:style-name="P170">(Select NumLoc From Loue as L Where Not Exists</text:p>
      <text:p text:style-name="Normal"><text:span text:style-name="T171"><text:tab/></text:span><text:span text:style-name="T172"><text:tab/></text:span><text:span text:style-name="T173">(Select NumImmat From Vehicule as V Where Not Exists</text:span></text:p>
      <text:p text:style-name="P174">(Select NumLoc, NumImmat From Loue where L.numLoc = numLoc AND V.numImmat = numImmat)))</text:p>
      <text:p text:style-name="P175"/>
      <text:p text:style-name="P176"/>
      <text:h text:style-name="P177" text:outline-level="2">Expressions régulières et SQL</text:h>
      <text:p text:style-name="Normal"><text:span text:style-name="T178">Définition</text:span></text:p>
      <text:p text:style-name="P179"><text:tab/>Une expression régulière est une chaîne de caractères qui décrit, selon une syntaxe précise, un ensemble de chaînes de caractères possibles.</text:p>
      <text:p text:style-name="P180"/>
      <text:p text:style-name="P181">Exemple courant : *.pdf</text:p>
      <text:p text:style-name="P182"/>
      <text:p text:style-name="Normal"><text:span text:style-name="T183">Utilité :</text:span></text:p>
      <text:p text:style-name="P184"><text:tab/>Décrire une chaîne de caractère par un motif.</text:p>
      <text:p text:style-name="Normal"><text:span text:style-name="T185">Mail :<text:s/></text:span><text:a xlink:href="mailto:*@*.*" office:target-frame-name="_top" xlink:show="replace"><text:span text:style-name="T186">*@*.*</text:span></text:a></text:p>
      <text:p text:style-name="P187"/>
      <text:h text:style-name="P188" text:outline-level="2">Décrire une expression régulière</text:h>
      <text:p text:style-name="P189">Les symboles signifiant une opération particulière sont appelés opérateurs.</text:p>
      <text:p text:style-name="P190">Les caractères qui ne représentent qu’eux-mêmes sont des littéraux.</text:p>
      <text:p text:style-name="P191"/>
      <text:p text:style-name="Normal"><text:span text:style-name="T192">Opérateurs</text:span></text:p>
      <text:p text:style-name="P193"><text:tab/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Symbole</text:p>
          </table:table-cell>
          <table:table-cell table:style-name="TableCell201">
            <text:p text:style-name="P202">Signification</text:p>
          </table:table-cell>
          <table:table-cell table:style-name="TableCell203">
            <text:p text:style-name="P204">Exemple</text:p>
          </table:table-cell>
        </table:table-row>
        <table:table-row table:style-name="TableRow205">
          <table:table-cell table:style-name="TableCell206">
            <text:p text:style-name="P207">.</text:p>
          </table:table-cell>
          <table:table-cell table:style-name="TableCell208">
            <text:p text:style-name="P209">Un caractère quelconque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( )</text:p>
          </table:table-cell>
          <table:table-cell table:style-name="TableCell215">
            <text:p text:style-name="P216">Forme un groupe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\</text:p>
          </table:table-cell>
          <table:table-cell table:style-name="TableCell222">
            <text:p text:style-name="P223">Transforme un opérateur en littéral</text:p>
          </table:table-cell>
          <table:table-cell table:style-name="TableCell224">
            <text:p text:style-name="P225">\. signifie le caractère .</text:p>
          </table:table-cell>
        </table:table-row>
        <table:table-row table:style-name="TableRow226">
          <table:table-cell table:style-name="TableCell227">
            <text:p text:style-name="P228">|</text:p>
          </table:table-cell>
          <table:table-cell table:style-name="TableCell229">
            <text:p text:style-name="P230">Génère soit l’élément précédent soit l’élément suivant</text:p>
          </table:table-cell>
          <table:table-cell table:style-name="TableCell231">
            <text:p text:style-name="P232">a|b signifie soit a soit b</text:p>
          </table:table-cell>
        </table:table-row>
        <table:table-row table:style-name="TableRow233">
          <table:table-cell table:style-name="TableCell234">
            <text:p text:style-name="P235">?</text:p>
          </table:table-cell>
          <table:table-cell table:style-name="TableCell236">
            <text:p text:style-name="P237">Génère 0 ou 1 occurrence de l’élément précédent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*</text:p>
          </table:table-cell>
          <table:table-cell table:style-name="TableCell243">
            <text:p text:style-name="P244">Génère 0 ou plus d’occurrences de l’élément précèdent</text:p>
          </table:table-cell>
          <table:table-cell table:style-name="TableCell245">
            <text:p text:style-name="P246">a* soit 0 soit a soit aaa…</text:p>
          </table:table-cell>
        </table:table-row>
        <table:table-row table:style-name="TableRow247">
          <table:table-cell table:style-name="TableCell248">
            <text:p text:style-name="P249">{n}</text:p>
          </table:table-cell>
          <table:table-cell table:style-name="TableCell250">
            <text:p text:style-name="P251">Génère n occurrences de l’élément précédent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{n,m}</text:p>
          </table:table-cell>
          <table:table-cell table:style-name="TableCell257">
            <text:p text:style-name="P258">Génère n au moins, m au plus occurrences de l’élément précédent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[…,…,…]</text:p>
          </table:table-cell>
          <table:table-cell table:style-name="TableCell264">
            <text:p text:style-name="P265">Génère un élément dans l’ensemble entre []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[*…,…,…,]</text:p>
          </table:table-cell>
          <table:table-cell table:style-name="TableCell271">
            <text:p text:style-name="P272">Génère un élément quelconque excepté ceux entre []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[A-K]</text:p>
          </table:table-cell>
          <table:table-cell table:style-name="TableCell278">
            <text:p text:style-name="P279">Génère un élément dans l’intervalle donné</text:p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  <text:p text:style-name="P284">Exemple :</text:p>
      <text:p text:style-name="P285">Avoir un des prénoms parmi : Jean, Louis, Marc = (Jean) | (Louis) | (Marc)</text:p>
      <text:p text:style-name="P286">Un code à 4 chiffres = [0-9]{4}</text:p>
      <text:p text:style-name="P287">Un numéro de tél français : (0 | (+33))[1-9] <text:s/>[0-9]{8} <text:s text:c="2"/>OU <text:s text:c="2"/>(0 | (+33))[1-9] <text:s/>([0-9]{2}){4}</text:p>
      <text:p text:style-name="P288"/>
      <text:p text:style-name="P289"/>
      <text:p text:style-name="P290"/>
      <text:p text:style-name="P291"/>
      <text:p text:style-name="P292"/>
      <text:h text:style-name="P293" text:outline-level="2">Utilisation d’expression régulière en SQL</text:h>
      <text:p text:style-name="P294">-&gt; regexp_Like(source, motifs, option)</text:p>
      <text:p text:style-name="P295">source : La chaîne à tester</text:p>
      <text:p text:style-name="P296">motifs : expression régulière</text:p>
      <text:p text:style-name="P297">options</text:p>
      <text:list text:style-name="LFO1" text:continue-numbering="true">
        <text:list-item>
          <text:p text:style-name="P298">i : non sensible à la casse</text:p>
        </text:list-item>
        <text:list-item>
          <text:p text:style-name="P299">c : sensible à la casse</text:p>
        </text:list-item>
      </text:list>
      <text:p text:style-name="P300"/>
      <text:p text:style-name="P301">Donner le nom des locataires qui ont loué un véhicule à une agence dont le nom comporte la lettre 'v'</text:p>
      <text:p text:style-name="P302"/>
      <text:p text:style-name="P303">Select NomLoc From Locataire Where NumLoc IN (</text:p>
      <text:p text:style-name="P304"><text:tab/>Select NumLoc From Loue Where NumAg IN (</text:p>
      <text:p text:style-name="P305"><text:tab/><text:tab/>Select NumAg From Agence Where regexp_Like(NomAg, .*v.*, c)))</text:p>
      <text:p text:style-name="P306"/>
      <text:p text:style-name="P307">Donner le nom des locataires ayant un numéro de téléphone via l'opérateur BuzzMobile.</text:p>
      <text:p text:style-name="P308">(0 | (+33)) 7501</text:p>
      <text:p text:style-name="P309"/>
      <text:p text:style-name="P310">Select NomLoc From Locataire</text:p>
      <text:p text:style-name="P311"><text:tab/>Where regexp_Like(TelLoc, (0 | \(+33\)) 7501 [0-9][0-9]{2}</text:p>
      <text:p text:style-name="P312"/>
      <text:p text:style-name="P313">Autre fonction que regexp_Like :</text:p>
      <text:list text:style-name="LFO1" text:continue-numbering="true">
        <text:list-item>
          <text:p text:style-name="P314">regexp_subst</text:p>
        </text:list-item>
        <text:list-item>
          <text:p text:style-name="P315">regexp_replace</text:p>
        </text:list-item>
        <text:list-item>
          <text:p text:style-name="P316">regexp_count</text:p>
        </text:list-item>
        <text:list-item>
          <text:p text:style-name="P317">…</text:p>
        </text:list-item>
      </text:list>
      <text:p text:style-name="P318"/>
      <text:p text:style-name="P319"/>
      <text:p text:style-name="P320"/>
      <text:soft-page-break/>
      <text:h text:style-name="P321" text:outline-level="1">PL / SQL</text:h>
      <text:p text:style-name="P322"/>
      <text:h text:style-name="P323" text:outline-level="2">Motivation<text:s/></text:h>
      <text:list text:style-name="LFO1" text:continue-numbering="true">
        <text:list-item>
          <text:p text:style-name="P324">SQL est un langage non procédural</text:p>
        </text:list-item>
        <text:list-item>
          <text:p text:style-name="P325">Difficile d'écrire une requête complexe sans variable ni structure de contrôle</text:p>
        </text:list-item>
      </text:list>
      <text:list text:style-name="LFO2" text:continue-numbering="true">
        <text:list-item>
          <text:p text:style-name="P326">Nécessité de lier à un langage procédural aux requêtes SQL</text:p>
        </text:list-item>
      </text:list>
      <text:p text:style-name="P327"/>
      <text:h text:style-name="P328" text:outline-level="2">Caractéristiques<text:s/></text:h>
      <text:list text:style-name="LFO1" text:continue-numbering="true">
        <text:list-item>
          <text:p text:style-name="P329">Propriétaire : Oracle</text:p>
        </text:list-item>
        <text:list-item>
          <text:p text:style-name="P330">Extension de SQL</text:p>
        </text:list-item>
        <text:list-item>
          <text:p text:style-name="P331">Un programme est constitué de procédures et de fonctions</text:p>
        </text:list-item>
        <text:list-item>
          <text:p text:style-name="P332">D'autres SGBD utilisent des langages très proches de PL/SQL</text:p>
        </text:list-item>
      </text:list>
      <text:p text:style-name="P333"/>
      <text:p text:style-name="P334"/>
      <text:h text:style-name="P335" text:outline-level="2">Utilisation<text:s/></text:h>
      <text:list text:style-name="LFO1" text:continue-numbering="true">
        <text:list-item>
          <text:p text:style-name="P336">PL/SQL peut être utilisé pour écrire des procédures stockées, des triggers, des transactions</text:p>
        </text:list-item>
      </text:list>
      <text:p text:style-name="P337"/>
      <text:h text:style-name="P338" text:outline-level="2">Structure d'un programme</text:h>
      <text:p text:style-name="P339">Un programme est structuré en blocs d'instructions de 3 types :<text:s/></text:p>
      <text:list text:style-name="LFO1" text:continue-numbering="true">
        <text:list-item>
          <text:p text:style-name="P340">procédure anonyme</text:p>
        </text:list-item>
        <text:list-item>
          <text:p text:style-name="P341">procédure nommée</text:p>
        </text:list-item>
        <text:list-item>
          <text:p text:style-name="P342">fonction nommée</text:p>
        </text:list-item>
      </text:list>
      <text:p text:style-name="P343">Un bloc peut contenir d'autres blocs.</text:p>
      <text:p text:style-name="P344"/>
      <text:h text:style-name="P345" text:outline-level="2">Structure d'un bloc</text:h>
      <text:p text:style-name="P346">--ceci est un commentaire</text:p>
      <text:p text:style-name="P347">DÉCLARE</text:p>
      <text:p text:style-name="P348"><text:tab/>--définition de variables</text:p>
      <text:p text:style-name="P349">BEGIN</text:p>
      <text:p text:style-name="P350"><text:tab/>--instructions à exécuter</text:p>
      <text:p text:style-name="P351">EXCEPTION</text:p>
      <text:p text:style-name="P352"><text:tab/>--récupération des erreurs</text:p>
      <text:p text:style-name="P353">END</text:p>
      <text:p text:style-name="P354"/>
      <text:p text:style-name="P355">BEGIN et END sont obligatoires à la fin de chaque instruction</text:p>
      <text:p text:style-name="P356"/>
      <text:h text:style-name="P357" text:outline-level="2">Variables</text:h>
      <text:list text:style-name="LFO1" text:continue-numbering="true">
        <text:list-item>
          <text:p text:style-name="P358">identifiant</text:p>
          <text:list text:continue-numbering="true">
            <text:list-item>
              <text:p text:style-name="P359">30 caractères au plus</text:p>
            </text:list-item>
            <text:list-item>
              <text:p text:style-name="P360">commence par une lettre</text:p>
            </text:list-item>
            <text:list-item>
              <text:p text:style-name="P361">peut contenir lettres, chiffres, $, #</text:p>
            </text:list-item>
          </text:list>
        </text:list-item>
        <text:list-item>
          <text:p text:style-name="P362">insensible à la casse</text:p>
        </text:list-item>
        <text:list-item>
          <text:p text:style-name="P363">portée standard<text:s/></text:p>
        </text:list-item>
        <text:list-item>
          <text:p text:style-name="P364">doivent être déclarées avant utilisation<text:s/></text:p>
        </text:list-item>
      </text:list>
      <text:p text:style-name="P365"/>
      <text:soft-page-break/>
      <text:h text:style-name="P366" text:outline-level="2">Types de variables</text:h>
      <text:list text:style-name="LFO1" text:continue-numbering="true">
        <text:list-item>
          <text:p text:style-name="P367">Les types habituels de SQL (integer, varchar, …)</text:p>
        </text:list-item>
        <text:list-item>
          <text:p text:style-name="P368">Type composite adapté à la récupération des colonnes/lignes des tables (%TYPE, %ROWTYPE)</text:p>
        </text:list-item>
        <text:list-item>
          <text:p text:style-name="P369">Type référence (REF)</text:p>
        </text:list-item>
      </text:list>
      <text:p text:style-name="P370"/>
      <text:h text:style-name="P371" text:outline-level="2">Déclaration</text:h>
      <text:list text:style-name="LFO1" text:continue-numbering="true">
        <text:list-item>
          <text:p text:style-name="P372">identificateur [constant] Type [=valeur]</text:p>
        </text:list-item>
      </text:list>
      <text:p text:style-name="P373">exemple :<text:s/></text:p>
      <text:p text:style-name="P374">age<text:tab/>integer</text:p>
      <text:p text:style-name="P375">Nom<text:tab/>varchar(30)</text:p>
      <text:p text:style-name="P376">ok<text:tab/>boolean = true</text:p>
      <text:list text:style-name="LFO1" text:continue-numbering="true">
        <text:list-item>
          <text:p text:style-name="P377">pas de déclaration multiple !</text:p>
        </text:list-item>
      </text:list>
      <text:p text:style-name="P378"/>
      <text:h text:style-name="P379" text:outline-level="2">Déclaration %TYPE et %ROW TYPE</text:h>
      <text:p text:style-name="P380">On peut déclarer qu'une variable est du même type qu'une colonne d'une table ou d'une vue.</text:p>
      <text:p text:style-name="P381">Exemple :</text:p>
      <text:p text:style-name="P382"><text:tab/>Nom<text:tab/>relation.attribut.%TYPE</text:p>
      <text:p text:style-name="P383"><text:tab/>M<text:tab/>Vehicule.marque.%TYPE</text:p>
      <text:p text:style-name="P384"/>
      <text:p text:style-name="P385">Une variable peut contenir toutes les colonnes d'une table.</text:p>
      <text:p text:style-name="P386">Exemple :<text:s/></text:p>
      <text:p text:style-name="P387"><text:tab/>Veh<text:tab/>Véhicule.%ROWTYPE</text:p>
      <text:p text:style-name="P388"/>
      <text:h text:style-name="P389" text:outline-level="2">Types RECORD</text:h>
      <text:p text:style-name="P390">Équivalent à un struct en C.</text:p>
      <text:p text:style-name="P391"/>
      <text:p text:style-name="P392">TYPE Étudiant IS RECORD(</text:p>
      <text:p text:style-name="P393"><text:tab/>champ°1<text:tab/>type°1,</text:p>
      <text:p text:style-name="P394"><text:tab/>Nom<text:tab/><text:tab/>varchar(30),</text:p>
      <text:p text:style-name="P395"><text:tab/>INE<text:tab/><text:tab/>integer,</text:p>
      <text:p text:style-name="P396"><text:tab/>…</text:p>
      <text:p text:style-name="P397">);</text:p>
      <text:p text:style-name="P398"/>
      <text:h text:style-name="P399" text:outline-level="2">Affectation<text:s/></text:h>
      <text:list text:style-name="LFO1" text:continue-numbering="true">
        <text:list-item>
          <text:p text:style-name="P400">:=</text:p>
          <text:list text:continue-numbering="true">
            <text:list-item>
              <text:p text:style-name="P401">c integer;</text:p>
            </text:list-item>
            <text:list-item>
              <text:p text:style-name="P402">c := 3</text:p>
            </text:list-item>
          </text:list>
        </text:list-item>
      </text:list>
      <text:p text:style-name="P403"/>
      <text:list text:style-name="LFO1" text:continue-numbering="true">
        <text:list-item>
          <text:p text:style-name="P404">Directive into</text:p>
        </text:list-item>
      </text:list>
      <text:p text:style-name="P405">exemple :</text:p>
      <text:p text:style-name="P406"><text:tab/>Select NomE INTO Nom From Empl</text:p>
      <text:p text:style-name="P407"><text:tab/><text:tab/>Where matr=509;</text:p>
      <text:p text:style-name="P408"/>
      <text:p text:style-name="P409"/>
      <text:h text:style-name="P410" text:outline-level="2">Conditionnelles</text:h>
      <text:p text:style-name="Normal"><text:span text:style-name="T411"><draw:frame draw:z-index="251667456" draw:id="id0" draw:style-name="a3" draw:name="Zone de texte 2" text:anchor-type="paragraph" svg:x="3.6625in" svg:y="0.13403in" svg:width="2.04167in" svg:height="1.88264in" style:rel-width="scale" style:rel-height="scale"><draw:text-box><text:p text:style-name="P412">IF condition°1 THEN</text:p><text:p text:style-name="P413"><text:tab/>instructions</text:p><text:p text:style-name="P414">ELSE condition°2 THEN</text:p><text:p text:style-name="Normal"><text:span text:style-name="T415"><text:tab/></text:span><text:span text:style-name="T416">instructions</text:span></text:p><text:p text:style-name="P417">ELSE IF</text:p><text:p text:style-name="P418"><text:tab/>instructions</text:p><text:p text:style-name="P419">ELSE</text:p><text:p text:style-name="P420"><text:tab/>instructions</text:p><text:p text:style-name="P421">END IF</text:p><text:p text:style-name="P422"/></draw:text-box><svg:title/><svg:desc/></draw:frame></text:span><text:span text:style-name="T423"><draw:frame draw:z-index="251665408" draw:id="id1" draw:style-name="a4" draw:name="Zone de texte 2" text:anchor-type="paragraph" svg:x="1.84583in" svg:y="0.13819in" svg:width="1.51667in" svg:height="1.09167in" style:rel-width="scale" style:rel-height="scale"><draw:text-box><text:p text:style-name="P424">IF condition THEN</text:p><text:p text:style-name="P425"><text:tab/>instr°1;</text:p><text:p text:style-name="P426">ELSE</text:p><text:p text:style-name="P427"><text:tab/>instr°2;</text:p><text:p text:style-name="P428">END IF</text:p><text:p text:style-name="P429"/></draw:text-box><svg:title/><svg:desc/></draw:frame></text:span><text:span text:style-name="T430"><draw:frame draw:z-index="251663360" draw:id="id2" draw:style-name="a5" draw:name="Zone de texte 2" text:anchor-type="paragraph" svg:x="0.00417in" svg:y="0.13403in" svg:width="1.575in" svg:height="0.80764in" style:rel-width="scale" style:rel-height="scale"><draw:text-box><text:p text:style-name="P431">IF condition THEN</text:p><text:p text:style-name="P432"><text:tab/>instructions;</text:p><text:p text:style-name="P433">END IF</text:p><text:p text:style-name="P434"/></draw:text-box><svg:title/><svg:desc/></draw:frame></text:span></text:p>
      <text:p text:style-name="P435"/>
      <text:p text:style-name="Normal"><text:span text:style-name="T436"><draw:frame draw:z-index="251669504" draw:id="id3" draw:style-name="a6" draw:name="Zone de texte 2" text:anchor-type="paragraph" svg:x="-0.17292in" svg:y="1.04167in" svg:width="2.58125in" svg:height="1.53542in" style:rel-width="scale" style:rel-height="scale"><draw:text-box><text:p text:style-name="P437">CASE Expression</text:p><text:p text:style-name="P438">WHEN Exp1 THEN instr1;</text:p><text:p text:style-name="P439">----------Exp2---------instr2;</text:p><text:p text:style-name="P440">…</text:p><text:p text:style-name="P441">ELSE instructions°N;</text:p><text:p text:style-name="P442">END CASE</text:p><text:p text:style-name="P443"/><text:p text:style-name="P444">expression peut avoir n'importe quel type symple</text:p></draw:text-box><svg:title/><svg:desc/></draw:frame></text:span></text:p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h text:style-name="P461" text:outline-level="2">Boucles</text:h>
      <text:p text:style-name="Normal"><text:span text:style-name="T462"><draw:frame draw:z-index="251675648" draw:id="id4" draw:style-name="a7" draw:name="Zone de texte 2" text:anchor-type="paragraph" svg:x="-0.0375in" svg:y="1.46111in" svg:width="3.51667in" svg:height="1.53542in" style:rel-width="scale" style:rel-height="scale"><draw:text-box><text:p text:style-name="Normal">(Pour)</text:p><text:p text:style-name="Normal">FOR compteur IN [REVERSE] inf…sup LOOP</text:p><text:p text:style-name="Normal"><text:tab/>instructions;</text:p><text:p text:style-name="Normal">ENDLOOP</text:p><text:p text:style-name="Normal"/><text:p text:style-name="Normal"/><text:p text:style-name="Normal">FOR I IN 1…100 LOOP</text:p><text:p text:style-name="Normal"><text:tab/>somme+=somme+i;</text:p><text:p text:style-name="Normal">ENDLOOP</text:p></draw:text-box><svg:title/><svg:desc/></draw:frame></text:span><text:span text:style-name="T463"><draw:frame draw:z-index="251673600" draw:id="id5" draw:style-name="a8" draw:name="Zone de texte 2" text:anchor-type="paragraph" svg:x="2.57083in" svg:y="0.09444in" svg:width="1.94167in" svg:height="1.53542in" style:rel-width="scale" style:rel-height="scale"><draw:text-box><text:p text:style-name="P464">(TantQue)</text:p><text:p text:style-name="P465">WHILE condition LOOP</text:p><text:p text:style-name="P466"><text:tab/>instructions;</text:p><text:p text:style-name="P467">END LOOP</text:p></draw:text-box><svg:title/><svg:desc/></draw:frame></text:span><text:span text:style-name="T468"><draw:frame draw:z-index="251671552" draw:id="id6" draw:style-name="a9" draw:name="Zone de texte 2" text:anchor-type="paragraph" svg:x="-0.0375in" svg:y="0.09444in" svg:width="2.40764in" svg:height="1.53542in" style:rel-width="scale" style:rel-height="scale"><draw:text-box><text:p text:style-name="P469">LOOP</text:p><text:p text:style-name="P470"><text:tab/>instructions;</text:p><text:p text:style-name="P471"><text:tab/>EXIT [WHEN condition]</text:p><text:p text:style-name="P472"><text:tab/>instructions;</text:p><text:p text:style-name="P473">ENDLOOP</text:p></draw:text-box><svg:title/><svg:desc/></draw:frame></text:span></text:p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soft-page-break/>
      <text:h text:style-name="P499" text:outline-level="2">Extraction de données</text:h>
      <text:p text:style-name="P500"/>
      <text:p text:style-name="P501">Select expr1, expr2, … into Var1, Var2, … FROM</text:p>
      <text:p text:style-name="P502"/>
      <text:p text:style-name="P503">Met les valeurs de la BD dans une ou plusieurs variables.</text:p>
      <text:list text:style-name="LFO2" text:continue-numbering="true">
        <text:list-item>
          <text:p text:style-name="P504">Le Select ne doit retourner qu'un seul type</text:p>
        </text:list-item>
      </text:list>
      <text:p text:style-name="P505">(Pour "ramener" plusieurs types, on utilise un curseur)</text:p>
      <text:p text:style-name="P506"/>
      <text:p text:style-name="P507">Si plusieurs t-uples ramenés : une exception (TOO_MANY_ROWS) est levée.</text:p>
      <text:p text:style-name="P508">Si aucun t-uples n'est ramené, une exception (NODATA_FOUNDS) est levée.</text:p>
      <text:p text:style-name="P509">Exemple :</text:p>
      <text:p text:style-name="P510"/>
      <text:p text:style-name="P511">DECLARE</text:p>
      <text:p text:style-name="P512"><text:tab/>v_nom emp.nomE%TYPE;</text:p>
      <text:p text:style-name="P513"><text:tab/>v_emp emp%ROWTYPE</text:p>
      <text:p text:style-name="P514">BEGIN</text:p>
      <text:p text:style-name="P515"><text:tab/>Select NomE into v_nom From Emp Where matr=500;</text:p>
      <text:p text:style-name="P516"><text:tab/>Select * into v_emp From Emp Where matr=500;</text:p>
      <text:p text:style-name="P517"/>
      <text:h text:style-name="P518" text:outline-level="2">Modification de données</text:h>
      <text:p text:style-name="P519">Les requêtes SQL insert, update, delete, peuvent utiliser les variables PL/SQL.</text:p>
      <text:p text:style-name="P520">Les commit et rollbacks doivent être explicites : aucune n'est exécutée à la fin d'un bloc.</text:p>
      <text:p text:style-name="Normal"><text:span text:style-name="T521"><draw:frame draw:z-index="251677696" draw:id="id7" draw:style-name="a10" draw:name="Zone de texte 2" text:anchor-type="paragraph" svg:x="-0.02083in" svg:y="0.17778in" svg:width="5.64931in" svg:height="1.53542in" style:rel-width="scale" style:rel-height="scale"><draw:text-box><text:p text:style-name="P522">Exemple d'ajout</text:p><text:p text:style-name="P523"/><text:p text:style-name="P524">DECLARE</text:p><text:p text:style-name="P525">v_emp<text:tab/><text:tab/>emp%ROWTYPE</text:p><text:p text:style-name="P526">v_nom<text:tab/><text:tab/>emp.nomE%TYPE</text:p><text:p text:style-name="P527"/><text:p text:style-name="P528">BEGIN</text:p><text:p text:style-name="P529"><text:tab/>v_nom := "Dupont";</text:p><text:p text:style-name="P530"><text:tab/>insert into emp(matr,nomE) values(600,v_nom);</text:p><text:p text:style-name="P531"><text:tab/>v_emp.matr := 610;</text:p><text:p text:style-name="P532"><text:tab/>v_emp.nomE := "Dupont";</text:p><text:p text:style-name="P533"><text:tab/>insert into emp(matr,nomE) values(v_emp.matr, v_emp.nomE);</text:p><text:p text:style-name="P534"><text:tab/>commit;</text:p><text:p text:style-name="P535">END;</text:p></draw:text-box><svg:title/><svg:desc/></draw:frame></text:span></text:p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h text:style-name="P552" text:outline-level="2">Curseurs</text:h>
      <text:p text:style-name="P553">Toutes les requêtes SQL sont associées à un curseur.</text:p>
      <text:p text:style-name="P554">Ce curseur représente la zone mémoire utilisée pour parser et exécuter la requête.</text:p>
      <text:p text:style-name="P555">Le curseur peut être explicite ou implicite</text:p>
      <text:p text:style-name="P556">Les curseurs explicites servent à retourner plusieurs t-uples.</text:p>
      <text:p text:style-name="P557"/>
      <text:p text:style-name="P558"/>
      <text:p text:style-name="P559"/>
      <text:soft-page-break/>
      <text:h text:style-name="P560" text:outline-level="2">Attribut des curseurs</text:h>
      <text:p text:style-name="P561">Tous les curseurs ont des attributs que l'utilisateur peut utiliser.</text:p>
      <text:list text:style-name="LFO1" text:continue-numbering="true">
        <text:list-item>
          <text:p text:style-name="P562">%ROWCOUNT : nb de t-uples retournés</text:p>
        </text:list-item>
        <text:list-item>
          <text:p text:style-name="P563">%FOUND : vrai si au moins une ligne a été traitée</text:p>
        </text:list-item>
        <text:list-item>
          <text:p text:style-name="P564">%NOTFOUND : vrai si aucune ligne n'a été traitée</text:p>
        </text:list-item>
        <text:list-item>
          <text:p text:style-name="P565">%ISOPEN : vrai si le curseur est ouvert</text:p>
        </text:list-item>
      </text:list>
      <text:p text:style-name="P566"/>
      <text:p text:style-name="P567">Les curseurs implicites sont tous nommés SQL</text:p>
      <text:p text:style-name="P568"/>
      <text:p text:style-name="Normal"><text:span text:style-name="T569"><draw:frame draw:z-index="251679744" draw:id="id8" draw:style-name="a11" draw:name="Zone de texte 2" text:anchor-type="paragraph" svg:x="0.07083in" svg:y="0.00903in" svg:width="3.11667in" svg:height="1.53611in" style:rel-width="scale" style:rel-height="scale"><draw:text-box><text:p text:style-name="P570">Exemple de curseurs</text:p><text:p text:style-name="P571"/><text:p text:style-name="P572">DECLARE</text:p><text:p text:style-name="P573"><text:tab/>nb_ligne integer;</text:p><text:p text:style-name="P574"/><text:p text:style-name="P575">BEGIN</text:p><text:p text:style-name="P576">delete from emp where dept := 10;</text:p><text:p text:style-name="P577">nb_ligne := SQL %ROWCOUNT;</text:p></draw:text-box><svg:title/><svg:desc/></draw:frame></text:span></text:p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h text:style-name="P587" text:outline-level="2">Curseurs explicites</text:h>
      <text:list text:style-name="LFO1" text:continue-numbering="true">
        <text:list-item>
          <text:p text:style-name="P588">Pour traiter les Selects qui retournent plusieurs t-uples</text:p>
        </text:list-item>
        <text:list-item>
          <text:p text:style-name="P589">ils doivent être déclarés</text:p>
        </text:list-item>
        <text:list-item>
          <text:p text:style-name="P590">le code doit les utiliser explicitement à l'aide des ordres OPEN, FETCH, CLOSE<text:s/></text:p>
        </text:list-item>
        <text:list-item>
          <text:p text:style-name="P591">le plus souvent, on les utilise dans une boucle pour doit on sort quand l'attribut NOTFOUND du curseur est vrai.</text:p>
        </text:list-item>
      </text:list>
      <text:p text:style-name="Normal"><text:span text:style-name="T592"><draw:frame draw:z-index="251681792" draw:id="id9" draw:style-name="a12" draw:name="Zone de texte 2" text:anchor-type="paragraph" svg:x="0.15417in" svg:y="1.72778in" svg:width="4.95833in" svg:height="1.53611in" style:rel-width="scale" style:rel-height="scale"><draw:text-box><text:p text:style-name="P593">Exemple utilisation curseurs</text:p><text:p text:style-name="P594"/><text:p text:style-name="P595">BEGIN</text:p><text:p text:style-name="P596"><text:tab/>Open Salaires;</text:p><text:p text:style-name="P597"><text:tab/>LOOP</text:p><text:p text:style-name="P598"><text:tab/><text:tab/>FETCH Salaires into Salaire</text:p><text:p text:style-name="P599"><text:tab/><text:tab/>exit When Salaires %NOTFOUND;</text:p><text:p text:style-name="P600"><text:tab/><text:tab/>IF Salaires IS NOT NULL</text:p><text:p text:style-name="P601"><text:tab/><text:tab/><text:tab/>total := total + salaire;</text:p><text:p text:style-name="P602"><text:tab/><text:tab/>ENDIF</text:p><text:p text:style-name="P603"><text:tab/>ENDLOOP</text:p><text:p text:style-name="P604"><text:tab/>close Salaires</text:p><text:p text:style-name="P605"><text:tab/>DBMS_OUTPUT(total) <text:s/>//instruction pour afficher</text:p><text:p text:style-name="P606">END;</text:p></draw:text-box><svg:title/><svg:desc/></draw:frame></text:span><text:span text:style-name="T607"><draw:frame draw:z-index="251683840" draw:id="id10" draw:style-name="a13" draw:name="Zone de texte 2" text:anchor-type="paragraph" svg:x="0.15417in" svg:y="0.12778in" svg:width="4.95833in" svg:height="1.53611in" style:rel-width="scale" style:rel-height="scale"><draw:text-box><text:p text:style-name="P608">Exemple déclaration</text:p><text:p text:style-name="P609"/><text:p text:style-name="P610">DECLARE</text:p><text:p text:style-name="P611">CURSOR salaires IS select Sal from emp where dept =10;</text:p><text:p text:style-name="P612">salaire numeric(8,2);</text:p><text:p text:style-name="P613">total numeric(10,2) := 0;</text:p></draw:text-box><svg:title/><svg:desc/></draw:frame></text:span></text:p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soft-page-break/>
      <text:h text:style-name="P636" text:outline-level="2">Boucle FOR et curseurs</text:h>
      <text:list text:style-name="LFO1" text:continue-numbering="true">
        <text:list-item>
          <text:p text:style-name="P637">Simplifie la programmation : elle évite d'expliciter open fetch close.</text:p>
        </text:list-item>
        <text:list-item>
          <text:p text:style-name="P638">En plus, elle déclare implicitement une variable de type ROW</text:p>
        </text:list-item>
      </text:list>
      <text:p text:style-name="P639"/>
      <text:p text:style-name="Normal"><text:span text:style-name="T640"><draw:frame draw:z-index="251685888" draw:id="id11" draw:style-name="a14" draw:name="Zone de texte 2" text:anchor-type="paragraph" svg:x="0.05417in" svg:y="0.05069in" svg:width="4.96667in" svg:height="1.53611in" style:rel-width="scale" style:rel-height="scale"><draw:text-box><text:p text:style-name="P641">Exemple<text:s/></text:p><text:p text:style-name="P642"/><text:p text:style-name="P643">DECLARE</text:p><text:p text:style-name="P644"><text:tab/>curseur c IS Select dept, nomE From Emp Where dept = 10;</text:p><text:p text:style-name="P645"/><text:p text:style-name="P646">BEGIN</text:p><text:p text:style-name="P647"><text:tab/>FOR employé IN C LOOP</text:p><text:p text:style-name="P648"><text:tab/><text:tab/>dbms_output_line(employé.nomE);</text:p><text:p text:style-name="P649"><text:tab/>ENDLOOP;</text:p><text:p text:style-name="P650">END;</text:p></draw:text-box><svg:title/><svg:desc/></draw:frame></text:span></text:p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h text:style-name="P663" text:outline-level="2">Triggers</text:h>
      <text:p text:style-name="P664">Un trigger (déclencheur) est un objet de la base de données. Attaché à une table, il déclenche l'exécution d'une instruction (ou d'un bloc d'instr.) lors d'un événement d'insertion<text:s/>ou de suppression ou de mise à jour.</text:p>
      <text:p text:style-name="P665">Un trigger exécute un traitement pour chaque ligne affectée par l'événement déclencheur.</text:p>
      <text:p text:style-name="P666"/>
      <text:p text:style-name="P667">Utilité :<text:s/></text:p>
      <text:list text:style-name="LFO1" text:continue-numbering="true">
        <text:list-item>
          <text:p text:style-name="P668">contraintes et vérification de données</text:p>
        </text:list-item>
        <text:list-item>
          <text:p text:style-name="P669">intégrité des données</text:p>
        </text:list-item>
        <text:list-item>
          <text:p text:style-name="P670">historique des opérations</text:p>
        </text:list-item>
        <text:list-item>
          <text:p text:style-name="P671">Màj d'informations qui dépendent d'autres données</text:p>
        </text:list-item>
      </text:list>
      <text:p text:style-name="Normal"><text:span text:style-name="T672"><draw:connector draw:type="line" svg:x1="3.61256in" svg:y1="0.58542in" svg:x2="3.61256in" svg:y2="2.6in" draw:z-index="251688960" draw:id="id12" draw:style-name="a15" draw:name="Connecteur droit 14" text:anchor-type="paragraph"><svg:title/><svg:desc/></draw:connector></text:span><text:span text:style-name="T673"><draw:frame draw:z-index="251687936" draw:id="id13" draw:style-name="a16" draw:name="Zone de texte 2" text:anchor-type="paragraph" svg:x="0.10625in" svg:y="0.36667in" svg:width="6.99236in" svg:height="2.52986in" style:rel-width="scale" style:rel-height="scale"><draw:text-box><text:p text:style-name="P674">Création d'un trigger</text:p><text:p text:style-name="P675"/><text:p text:style-name="P676">Create Trigger moment_trigger evenement_trigger</text:p><text:p text:style-name="P677"><text:tab/>ON Nom_Table FOR EACH ROW</text:p><text:p text:style-name="P678"><text:tab/>CORPS_Trigger;<text:tab/><text:tab/><text:tab/><text:tab/>Trigger : Nom du trigger</text:p><text:p text:style-name="P679">NomTable : table à laquelle est attaché le <text:s text:c="2"/>trigger</text:p><text:p text:style-name="P680">FOR EACH ROW : indique que le traitement sera effectué pour chaque ligne</text:p><text:p text:style-name="P681">CORPS_trigger : instructions à réaliser</text:p></draw:text-box><svg:title/><svg:desc/></draw:frame></text:span></text:p>
      <text:p text:style-name="P682"/>
      <text:p text:style-name="P683">moment_trigger : BEFORE / AFTER</text:p>
      <text:p text:style-name="P684">evenement_trigger : INSERT / DELETE / UPDATE</text:p>
      <text:p text:style-name="P685"/>
      <text:p text:style-name="P686"/>
      <text:soft-page-break/>
      <text:h text:style-name="P687" text:outline-level="2">Écriture d'un trigger</text:h>
      <text:p text:style-name="P688">Dans le corps du trigger, PL/SQL met à dispo 2 mots clés :<text:s/></text:p>
      <text:list text:style-name="LFO1" text:continue-numbering="true">
        <text:list-item>
          <text:p text:style-name="P689">OLD<text:s/><text:tab/><text:tab/>anciennes et</text:p>
        </text:list-item>
        <text:list-item>
          <text:p text:style-name="P690"><text:span text:style-name="T691"><draw:frame draw:z-index="251691008" draw:id="id14" draw:style-name="a17" draw:name="Zone de texte 2" text:anchor-type="paragraph" svg:x="-0.05417in" svg:y="0.40069in" svg:width="7.25in" svg:height="3.40833in" style:rel-width="scale" style:rel-height="scale"><draw:text-box><text:p text:style-name="P692">Exemple :</text:p><text:p text:style-name="P693">Dans une table Animal se trouve une colonne sexe. Cette colonne accepte tout caractère ou même NULL.</text:p><text:p text:style-name="P694">Or, seuls les caractères 'F' et 'M' ont du sens.</text:p><text:p text:style-name="P695"/><text:p text:style-name="P696">DELIMITER |</text:p><text:p text:style-name="P697">CREATE Trigger before_update_Animal BEFORE UPDATE</text:p><text:p text:style-name="P698"><text:tab/>ON Animal FOR EACH ROW</text:p><text:p text:style-name="P699"/><text:p text:style-name="P700">BEGIN</text:p><text:p text:style-name="P701"><text:tab/>IF</text:p><text:p text:style-name="P702"><text:tab/><text:tab/>New.Sexe != M</text:p><text:p text:style-name="P703"><text:tab/><text:tab/>AND New.Sexe != F</text:p><text:p text:style-name="P704"><text:tab/>THEN</text:p><text:p text:style-name="P705"><text:tab/><text:tab/>SET New.Sexe = M;</text:p><text:p text:style-name="P706"><text:tab/>END IF;</text:p><text:p text:style-name="P707">END |</text:p><text:p text:style-name="P708">DELIMITER ;</text:p></draw:text-box><svg:title/><svg:desc/></draw:frame></text:span><text:span text:style-name="T709">NEW<text:s/></text:span><text:span text:style-name="T710"><text:tab/></text:span><text:span text:style-name="T711"><text:tab/>nouvelles valeurs</text:span></text:p>
        </text:list-item>
      </text:list>
      <text:p text:style-name="P712"/>
      <text:p text:style-name="P7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Calibri Light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Citation" style:display-name="Citation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style:font-size-complex="10.5pt" fo:hyphenate="false"/>
    </style:style>
    <style:style style:name="Sansinterligne" style:display-name="Sans interligne" style:family="paragraph">
      <style:text-properties style:font-size-complex="10.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Calibri Light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Calibri Light" fo:color="#2F5496" fo:font-size="13pt" style:font-size-asian="13pt" style:font-size-complex="11.5pt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 style:font-size-complex="10.5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Gigout</dc:creator>
    <meta:creation-date>2017-10-20T23:40:00Z</meta:creation-date>
    <dc:date>2019-09-05T10:08:00Z</dc:date>
    <meta:template xlink:href="Normal.dotm" xlink:type="simple"/>
    <meta:editing-cycles>16</meta:editing-cycles>
    <meta:editing-duration>PT13860S</meta:editing-duration>
    <meta:document-statistic meta:page-count="11" meta:paragraph-count="20" meta:word-count="1572" meta:character-count="10201" meta:row-count="72" meta:non-whitespace-character-count="864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o>(</mml:mo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o>(</mml:mo>
  <mml:mi>L</mml:mi>
  <mml:mi>o</mml:mi>
  <mml:mi>u</mml:mi>
  <mml:mi>e</mml:mi>
  <mml:mo>)</mml:mo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M</mml:mi>
              <mml:mi>o</mml:mi>
              <mml:mi>d</mml:mi>
              <mml:mi>è</mml:mi>
              <mml:mi>l</mml:mi>
              <mml:mi>e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M</mml:mi>
              <mml:mi>a</mml:mi>
              <mml:mi>r</mml:mi>
              <mml:mi>q</mml:mi>
              <mml:mi>u</mml:mi>
              <mml:mi>e</mml:mi>
              <mml:mo>=</mml:mo>
              <mml:mi>O</mml:mi>
              <mml:mi>p</mml:mi>
              <mml:mi>e</mml:mi>
              <mml:mi>l</mml:mi>
            </mml:mrow>
          </mml:mtd>
        </mml:mtr>
      </mml:mtable>
    </mml:mrow>
  </mml:msub>
  <mml:mi>V</mml:mi>
  <mml:mi>e</mml:mi>
  <mml:mi>h</mml:mi>
  <mml:mi>i</mml:mi>
  <mml:mi>c</mml:mi>
  <mml:mi>u</mml:mi>
  <mml:mi>l</mml:mi>
  <mml:mi>e</mml:mi>
  <mml:mo>)</mml:mo>
  <mml:mo>)</mml:mo>
  <mml:mo>)</mml:mo>
</mml:math>
</file>

<file path=Object 2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T</mml:mi>
      <mml:mi>e</mml:mi>
      <mml:mi>l</mml:mi>
      <mml:mi>A</mml:mi>
      <mml:mi>s</mml:mi>
      <mml:mi>s</mml:mi>
    </mml:mrow>
  </mml:msub>
  <mml:mi>A</mml:mi>
  <mml:mi>s</mml:mi>
  <mml:mi>s</mml:mi>
  <mml:mi>u</mml:mi>
  <mml:mi>r</mml:mi>
  <mml:mi>a</mml:mi>
  <mml:mi>n</mml:mi>
  <mml:mi>c</mml:mi>
  <mml:mi>e</mml:mi>
  <mml:msub>
    <mml:mrow>
      <mml:mi mathvariant="normal">∞</mml:mi>
    </mml:mrow>
    <mml:mrow>
      <mml:mi>n</mml:mi>
      <mml:mi>u</mml:mi>
      <mml:mi>m</mml:mi>
      <mml:mi>A</mml:mi>
      <mml:mi>s</mml:mi>
      <mml:mi>s</mml:mi>
    </mml:mrow>
  </mml:msub>
  <mml:mo>(</mml:mo>
  <mml:mi>A</mml:mi>
  <mml:mi>s</mml:mi>
  <mml:mi>s</mml:mi>
  <mml:mi>u</mml:mi>
  <mml:mi>r</mml:mi>
  <mml:mi>e</mml:mi>
  <mml:msub>
    <mml:mrow>
      <mml:mi mathvariant="normal">∞</mml:mi>
    </mml:mrow>
    <mml:mrow>
      <mml:mi>n</mml:mi>
      <mml:mi>u</mml:mi>
      <mml:mi>m</mml:mi>
      <mml:mi>I</mml:mi>
      <mml:mi>m</mml:mi>
      <mml:mi>m</mml:mi>
      <mml:mi>a</mml:mi>
      <mml:mi>t</mml:mi>
    </mml:mrow>
  </mml:msub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o>(</mml:mo>
  <mml:mi>L</mml:mi>
  <mml:mi>o</mml:mi>
  <mml:mi>u</mml:mi>
  <mml:mi>e</mml:mi>
  <mml:msub>
    <mml:mrow>
      <mml:mi mathvariant="normal">∞</mml:mi>
    </mml:mrow>
    <mml:mrow>
      <mml:mi>V</mml:mi>
      <mml:mi>e</mml:mi>
      <mml:mi>h</mml:mi>
      <mml:mi>i</mml:mi>
      <mml:mi>c</mml:mi>
      <mml:mi>u</mml:mi>
      <mml:mi>l</mml:mi>
      <mml:mi>e</mml:mi>
    </mml:mrow>
  </mml:msub>
  <mml:msub>
    <mml:mrow>
      <mml:mi mathvariant="normal">Π</mml:mi>
    </mml:mrow>
    <mml:mrow>
      <mml:mi>n</mml:mi>
      <mml:mi>u</mml:mi>
      <mml:mi>m</mml:mi>
      <mml:mi>L</mml:mi>
      <mml:mi>o</mml:mi>
      <mml:mi>c</mml:mi>
    </mml:mrow>
  </mml:msub>
  <mml:mo>(</mml:mo>
  <mml:msub>
    <mml:mrow>
      <mml:mi>σ</mml:mi>
    </mml:mrow>
    <mml:mrow>
      <mml:mtable>
        <mml:mtr>
          <mml:mtd>
            <mml:mrow>
              <mml:maligngroup/>
              <mml:mi>N</mml:mi>
              <mml:mi>o</mml:mi>
              <mml:mi>m</mml:mi>
              <mml:mo>=</mml:mo>
              <mml:mi>D</mml:mi>
              <mml:mi>u</mml:mi>
              <mml:mi>p</mml:mi>
              <mml:mi>o</mml:mi>
              <mml:mi>n</mml:mi>
              <mml:mi>t</mml:mi>
            </mml:mrow>
          </mml:mtd>
        </mml:mtr>
        <mml:mtr>
          <mml:mtd>
            <mml:mrow>
              <mml:maligngroup/>
              <mml:mi>P</mml:mi>
              <mml:mi>r</mml:mi>
              <mml:mi>é</mml:mi>
              <mml:mi>n</mml:mi>
              <mml:mi>o</mml:mi>
              <mml:mi>m</mml:mi>
              <mml:mo>=</mml:mo>
              <mml:mi>J</mml:mi>
              <mml:mi>e</mml:mi>
              <mml:mi>a</mml:mi>
              <mml:mi>n</mml:mi>
            </mml:mrow>
          </mml:mtd>
        </mml:mtr>
      </mml:mtable>
    </mml:mrow>
  </mml:msub>
  <mml:mi>L</mml:mi>
  <mml:mi>o</mml:mi>
  <mml:mi>c</mml:mi>
  <mml:mi>a</mml:mi>
  <mml:mi>t</mml:mi>
  <mml:mi>a</mml:mi>
  <mml:mi>i</mml:mi>
  <mml:mi>r</mml:mi>
  <mml:mi>e</mml:mi>
  <mml:mo>)</mml:mo>
  <mml:mo>)</mml:mo>
  <mml:mo>)</mml:mo>
</mml:math>
</file>

<file path=Object 3/content.xml><?xml version="1.0" encoding="utf-8"?>
<mml:math xmlns:mml="http://www.w3.org/1998/Math/MathML" xmlns:m="http://schemas.openxmlformats.org/officeDocument/2006/math">
  <mml:msub>
    <mml:mrow>
      <mml:mi mathvariant="normal">Π</mml:mi>
    </mml:mrow>
    <mml:mrow>
      <mml:mi>n</mml:mi>
      <mml:mi>o</mml:mi>
      <mml:mi>m</mml:mi>
      <mml:mi>L</mml:mi>
      <mml:mi>o</mml:mi>
      <mml:mi>c</mml:mi>
    </mml:mrow>
  </mml:msub>
  <mml:mi>L</mml:mi>
  <mml:mi>o</mml:mi>
  <mml:mi>c</mml:mi>
  <mml:mi>a</mml:mi>
  <mml:mi>t</mml:mi>
  <mml:mi>a</mml:mi>
  <mml:mi>i</mml:mi>
  <mml:mi>r</mml:mi>
  <mml:mi>e</mml:mi>
  <mml:msub>
    <mml:mrow>
      <mml:mi mathvariant="normal">∞</mml:mi>
    </mml:mrow>
    <mml:mrow>
      <mml:mi>n</mml:mi>
      <mml:mi>u</mml:mi>
      <mml:mi>m</mml:mi>
      <mml:mi>L</mml:mi>
      <mml:mi>o</mml:mi>
      <mml:mi>c</mml:mi>
    </mml:mrow>
  </mml:msub>
  <mml:mo>(</mml:mo>
  <mml:mi>L</mml:mi>
  <mml:mi>o</mml:mi>
  <mml:mi>u</mml:mi>
  <mml:mi>e</mml:mi>
  <mml:mrow>
    <mml:mrow/>
    <mml:mo>/</mml:mo>
    <mml:mrow/>
  </mml:mrow>
  <mml:msub>
    <mml:mrow>
      <mml:mi mathvariant="normal">Π</mml:mi>
    </mml:mrow>
    <mml:mrow>
      <mml:mi>n</mml:mi>
      <mml:mi>u</mml:mi>
      <mml:mi>m</mml:mi>
      <mml:mi>I</mml:mi>
      <mml:mi>m</mml:mi>
      <mml:mi>m</mml:mi>
      <mml:mi>a</mml:mi>
      <mml:mi>t</mml:mi>
    </mml:mrow>
  </mml:msub>
  <mml:mi>V</mml:mi>
  <mml:mi>e</mml:mi>
  <mml:mi>h</mml:mi>
  <mml:mi>i</mml:mi>
  <mml:mi>c</mml:mi>
  <mml:mi>u</mml:mi>
  <mml:mi>l</mml:mi>
  <mml:mi>e</mml:mi>
  <mml:mo>)</mml:mo>
</mml:math>
</file>